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5" style:family="table">
      <style:table-properties style:width="6.6167in" table:align="margins"/>
    </style:style>
    <style:style style:name="Table15.A" style:family="table-column">
      <style:table-column-properties style:column-width="6.6167in" style:rel-column-width="65535*"/>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0.05pt solid #000000" fo:border-top="none" fo:border-bottom="0.05pt solid #000000"/>
    </style:style>
    <style:style style:name="Table14" style:family="table">
      <style:table-properties style:width="6.6167in" table:align="margins"/>
    </style:style>
    <style:style style:name="Table14.A" style:family="table-column">
      <style:table-column-properties style:column-width="6.6167in" style:rel-column-width="65535*"/>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12" style:family="table">
      <style:table-properties style:width="6.6167in" table:align="margins"/>
    </style:style>
    <style:style style:name="Table12.A" style:family="table-column">
      <style:table-column-properties style:column-width="6.6167in" style:rel-column-width="65535*"/>
    </style:style>
    <style:style style:name="Table12.A1" style:family="table-cell">
      <style:table-cell-properties fo:padding="0.0382in" fo:border="0.05pt solid #000000"/>
    </style:style>
    <style:style style:name="Table12.A2" style:family="table-cell">
      <style:table-cell-properties fo:padding="0.0382in" fo:border-left="0.05pt solid #000000" fo:border-right="0.05pt solid #000000" fo:border-top="none" fo:border-bottom="0.05pt solid #000000"/>
    </style:style>
    <style:style style:name="Table9" style:family="table">
      <style:table-properties style:width="6.6167in" table:align="margins"/>
    </style:style>
    <style:style style:name="Table9.A" style:family="table-column">
      <style:table-column-properties style:column-width="6.6167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5" style:family="table">
      <style:table-properties style:width="6.6167in" table:align="margins"/>
    </style:style>
    <style:style style:name="Table15.A" style:family="table-column">
      <style:table-column-properties style:column-width="6.6167in" style:rel-column-width="65535*"/>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0.05pt solid #000000" fo:border-top="none" fo:border-bottom="0.05pt solid #000000"/>
    </style:style>
    <style:style style:name="Table14" style:family="table">
      <style:table-properties style:width="6.6167in" table:align="margins"/>
    </style:style>
    <style:style style:name="Table14.A" style:family="table-column">
      <style:table-column-properties style:column-width="6.6167in" style:rel-column-width="65535*"/>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12" style:family="table">
      <style:table-properties style:width="6.6167in" table:align="margins"/>
    </style:style>
    <style:style style:name="Table12.A" style:family="table-column">
      <style:table-column-properties style:column-width="6.6167in" style:rel-column-width="65535*"/>
    </style:style>
    <style:style style:name="Table12.A1" style:family="table-cell">
      <style:table-cell-properties fo:padding="0.0382in" fo:border="0.05pt solid #000000"/>
    </style:style>
    <style:style style:name="Table12.A2" style:family="table-cell">
      <style:table-cell-properties fo:padding="0.0382in" fo:border-left="0.05pt solid #000000" fo:border-right="0.05pt solid #000000" fo:border-top="none" fo:border-bottom="0.05pt solid #000000"/>
    </style:style>
    <style:style style:name="Table9" style:family="table">
      <style:table-properties style:width="6.6167in" table:align="margins"/>
    </style:style>
    <style:style style:name="Table9.A" style:family="table-column">
      <style:table-column-properties style:column-width="6.6167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2" style:family="table">
      <style:table-properties style:width="6.6875in" fo:margin-left="0.0146in" table:align="left"/>
    </style:style>
    <style:style style:name="Table2.A" style:family="table-column">
      <style:table-column-properties style:column-width="6.6875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13" style:family="table">
      <style:table-properties style:width="6.6167in" table:align="margins"/>
    </style:style>
    <style:style style:name="Table13.A" style:family="table-column">
      <style:table-column-properties style:column-width="3.3083in" style:rel-column-width="32767*"/>
    </style:style>
    <style:style style:name="Table13.B" style:family="table-column">
      <style:table-column-properties style:column-width="3.3083in" style:rel-column-width="3276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 style:family="table">
      <style:table-properties style:width="6.6167in" table:align="margins"/>
    </style:style>
    <style:style style:name="Table13.A" style:family="table-column">
      <style:table-column-properties style:column-width="3.3083in" style:rel-column-width="32767*"/>
    </style:style>
    <style:style style:name="Table13.B" style:family="table-column">
      <style:table-column-properties style:column-width="3.3083in" style:rel-column-width="3276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6.6167in" table:align="margins"/>
    </style:style>
    <style:style style:name="Table8.A" style:family="table-column">
      <style:table-column-properties style:column-width="3.3083in" style:rel-column-width="32767*"/>
    </style:style>
    <style:style style:name="Table8.B" style:family="table-column">
      <style:table-column-properties style:column-width="3.3083in" style:rel-column-width="32768*"/>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0" style:family="table">
      <style:table-properties style:width="6.6167in" table:align="margins"/>
    </style:style>
    <style:style style:name="Table10.A" style:family="table-column">
      <style:table-column-properties style:column-width="6.6167in" style:rel-column-width="65535*"/>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6.5403in" table:align="margins"/>
    </style:style>
    <style:style style:name="Table11.A" style:family="table-column">
      <style:table-column-properties style:column-width="6.5403in" style:rel-column-width="65535*"/>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8" style:family="table">
      <style:table-properties style:width="6.6167in" table:align="margins"/>
    </style:style>
    <style:style style:name="Table8.A" style:family="table-column">
      <style:table-column-properties style:column-width="3.3083in" style:rel-column-width="32767*"/>
    </style:style>
    <style:style style:name="Table8.B" style:family="table-column">
      <style:table-column-properties style:column-width="3.3083in" style:rel-column-width="32768*"/>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0" style:family="table">
      <style:table-properties style:width="6.6167in" table:align="margins"/>
    </style:style>
    <style:style style:name="Table10.A" style:family="table-column">
      <style:table-column-properties style:column-width="6.6167in" style:rel-column-width="65535*"/>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6.5403in" table:align="margins"/>
    </style:style>
    <style:style style:name="Table11.A" style:family="table-column">
      <style:table-column-properties style:column-width="6.5403in" style:rel-column-width="65535*"/>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11" style:family="table">
      <style:table-properties style:width="6.5403in" table:align="margins"/>
    </style:style>
    <style:style style:name="Table11.A" style:family="table-column">
      <style:table-column-properties style:column-width="6.5403in" style:rel-column-width="65535*"/>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P1" style:family="paragraph" style:parent-style-name="Heading_20_1">
      <style:text-properties fo:font-size="14pt" fo:font-weight="normal" officeooo:paragraph-rsid="001821fd" style:font-size-asian="14pt" style:font-weight-asian="normal" style:font-size-complex="14pt" style:font-weight-complex="normal"/>
    </style:style>
    <style:style style:name="P2" style:family="paragraph" style:parent-style-name="Heading_20_1">
      <style:text-properties officeooo:paragraph-rsid="001821fd"/>
    </style:style>
    <style:style style:name="P3" style:family="paragraph" style:parent-style-name="Heading_20_2">
      <style:text-properties officeooo:paragraph-rsid="001821fd"/>
    </style:style>
    <style:style style:name="P4" style:family="paragraph" style:parent-style-name="Heading_20_3">
      <style:text-properties officeooo:paragraph-rsid="001821fd"/>
    </style:style>
    <style:style style:name="P5" style:family="paragraph" style:parent-style-name="Heading_20_3">
      <style:text-properties officeooo:rsid="005a7526" officeooo:paragraph-rsid="005a7526"/>
    </style:style>
    <style:style style:name="P6" style:family="paragraph" style:parent-style-name="List_20_Contents">
      <style:text-properties officeooo:paragraph-rsid="001821fd"/>
    </style:style>
    <style:style style:name="P7" style:family="paragraph" style:parent-style-name="List_20_Contents">
      <style:paragraph-properties fo:margin-top="0in" fo:margin-bottom="0.1965in" loext:contextual-spacing="false"/>
      <style:text-properties officeooo:paragraph-rsid="001821fd"/>
    </style:style>
    <style:style style:name="P8" style:family="paragraph" style:parent-style-name="Preformatted_20_Text">
      <style:paragraph-properties fo:margin-top="0in" fo:margin-bottom="0.1965in" loext:contextual-spacing="false"/>
    </style:style>
    <style:style style:name="P9" style:family="paragraph" style:parent-style-name="Preformatted_20_Text">
      <style:paragraph-properties fo:margin-top="0in" fo:margin-bottom="0.1965in" loext:contextual-spacing="false"/>
      <style:text-properties officeooo:paragraph-rsid="001821fd"/>
    </style:style>
    <style:style style:name="P10" style:family="paragraph" style:parent-style-name="List_20_Heading">
      <style:paragraph-properties fo:text-align="start" style:justify-single-word="false"/>
      <style:text-properties fo:font-weight="bold" officeooo:rsid="002dab32" officeooo:paragraph-rsid="001821fd" style:font-weight-asian="bold" style:font-weight-complex="bold"/>
    </style:style>
    <style:style style:name="P11" style:family="paragraph" style:parent-style-name="List_20_Heading">
      <style:text-properties officeooo:paragraph-rsid="001821fd"/>
    </style:style>
    <style:style style:name="P12" style:family="paragraph" style:parent-style-name="Preformatted_20_Text">
      <style:text-properties officeooo:rsid="0015ed64" officeooo:paragraph-rsid="001821fd"/>
    </style:style>
    <style:style style:name="P13" style:family="paragraph" style:parent-style-name="Preformatted_20_Text">
      <style:text-properties officeooo:paragraph-rsid="001821fd"/>
    </style:style>
    <style:style style:name="P14" style:family="paragraph" style:parent-style-name="Preformatted_20_Text">
      <style:text-properties officeooo:rsid="001821fd" officeooo:paragraph-rsid="001821fd"/>
    </style:style>
    <style:style style:name="P15" style:family="paragraph" style:parent-style-name="Preformatted_20_Text">
      <style:text-properties officeooo:rsid="003e3a80" officeooo:paragraph-rsid="003e3a80"/>
    </style:style>
    <style:style style:name="P16" style:family="paragraph" style:parent-style-name="Preformatted_20_Text">
      <style:text-properties officeooo:rsid="0040d7d4" officeooo:paragraph-rsid="0040d7d4"/>
    </style:style>
    <style:style style:name="P17" style:family="paragraph" style:parent-style-name="Preformatted_20_Text">
      <style:text-properties officeooo:rsid="00462eda" officeooo:paragraph-rsid="00462eda"/>
    </style:style>
    <style:style style:name="P18" style:family="paragraph" style:parent-style-name="Preformatted_20_Text">
      <style:text-properties officeooo:rsid="004809a5" officeooo:paragraph-rsid="004809a5"/>
    </style:style>
    <style:style style:name="P19" style:family="paragraph" style:parent-style-name="Standard">
      <style:text-properties officeooo:paragraph-rsid="001821fd"/>
    </style:style>
    <style:style style:name="P20" style:family="paragraph" style:parent-style-name="Standard">
      <style:text-properties officeooo:rsid="003e3a80" officeooo:paragraph-rsid="003e3a80"/>
    </style:style>
    <style:style style:name="P21" style:family="paragraph" style:parent-style-name="Table_20_Contents">
      <style:text-properties officeooo:rsid="004dd40a" officeooo:paragraph-rsid="001821fd"/>
    </style:style>
    <style:style style:name="P22" style:family="paragraph" style:parent-style-name="Table_20_Contents">
      <style:text-properties officeooo:rsid="00862275" officeooo:paragraph-rsid="001821fd"/>
    </style:style>
    <style:style style:name="P23" style:family="paragraph" style:parent-style-name="Table_20_Contents">
      <style:text-properties officeooo:rsid="006aecdf" officeooo:paragraph-rsid="001821fd"/>
    </style:style>
    <style:style style:name="P24" style:family="paragraph" style:parent-style-name="Table_20_Contents">
      <style:paragraph-properties fo:text-align="start" style:justify-single-word="false"/>
      <style:text-properties officeooo:rsid="000dd953" officeooo:paragraph-rsid="001821fd"/>
    </style:style>
    <style:style style:name="P25" style:family="paragraph" style:parent-style-name="Table_20_Contents">
      <style:text-properties officeooo:rsid="000dd953" officeooo:paragraph-rsid="001821fd"/>
    </style:style>
    <style:style style:name="P26" style:family="paragraph" style:parent-style-name="Table_20_Contents">
      <style:text-properties officeooo:rsid="000f3be6" officeooo:paragraph-rsid="001821fd"/>
    </style:style>
    <style:style style:name="P27" style:family="paragraph" style:parent-style-name="Table_20_Contents">
      <style:text-properties officeooo:rsid="000f60c6" officeooo:paragraph-rsid="001821fd"/>
    </style:style>
    <style:style style:name="P28" style:family="paragraph" style:parent-style-name="Table_20_Contents">
      <style:text-properties officeooo:rsid="000f859c" officeooo:paragraph-rsid="001821fd"/>
    </style:style>
    <style:style style:name="P29" style:family="paragraph" style:parent-style-name="Table_20_Contents">
      <style:text-properties officeooo:rsid="00142da1" officeooo:paragraph-rsid="001821fd"/>
    </style:style>
    <style:style style:name="P30" style:family="paragraph" style:parent-style-name="Table_20_Contents">
      <style:text-properties officeooo:rsid="0013430d" officeooo:paragraph-rsid="001821fd"/>
    </style:style>
    <style:style style:name="P31" style:family="paragraph" style:parent-style-name="Table_20_Contents">
      <style:paragraph-properties fo:text-align="start" style:justify-single-word="false"/>
      <style:text-properties fo:font-weight="normal" officeooo:rsid="00465f07" officeooo:paragraph-rsid="001821fd" style:font-weight-asian="normal" style:font-weight-complex="normal"/>
    </style:style>
    <style:style style:name="P32" style:family="paragraph" style:parent-style-name="Table_20_Contents">
      <style:text-properties fo:font-weight="normal" officeooo:rsid="0070dad5" officeooo:paragraph-rsid="001821fd" style:font-weight-asian="normal" style:font-weight-complex="normal"/>
    </style:style>
    <style:style style:name="P33" style:family="paragraph" style:parent-style-name="Table_20_Contents">
      <style:paragraph-properties fo:text-align="center" style:justify-single-word="false"/>
      <style:text-properties fo:font-weight="bold" officeooo:rsid="0027348b" officeooo:paragraph-rsid="001821fd" style:font-weight-asian="bold" style:font-weight-complex="bold"/>
    </style:style>
    <style:style style:name="P34" style:family="paragraph" style:parent-style-name="Table_20_Contents">
      <style:paragraph-properties fo:text-align="center" style:justify-single-word="false"/>
      <style:text-properties fo:font-weight="bold" officeooo:rsid="0037c70a" officeooo:paragraph-rsid="001821fd" style:font-weight-asian="bold" style:font-weight-complex="bold"/>
    </style:style>
    <style:style style:name="P35" style:family="paragraph" style:parent-style-name="Table_20_Contents">
      <style:text-properties fo:font-weight="bold" officeooo:rsid="005e1e0b" officeooo:paragraph-rsid="001821fd" style:font-weight-asian="bold" style:font-weight-complex="bold"/>
    </style:style>
    <style:style style:name="P36" style:family="paragraph" style:parent-style-name="Table_20_Contents">
      <style:text-properties fo:font-weight="bold" officeooo:rsid="00691f84" officeooo:paragraph-rsid="001821fd" style:font-weight-asian="bold" style:font-weight-complex="bold"/>
    </style:style>
    <style:style style:name="P37" style:family="paragraph" style:parent-style-name="Table_20_Contents">
      <style:text-properties fo:font-weight="bold" officeooo:rsid="00672b18" officeooo:paragraph-rsid="001821fd" style:font-weight-asian="bold" style:font-weight-complex="bold"/>
    </style:style>
    <style:style style:name="P38" style:family="paragraph" style:parent-style-name="Table_20_Contents">
      <style:text-properties fo:font-weight="bold" officeooo:rsid="0070dad5" officeooo:paragraph-rsid="001821fd" style:font-weight-asian="bold" style:font-weight-complex="bold"/>
    </style:style>
    <style:style style:name="P39" style:family="paragraph" style:parent-style-name="Table_20_Contents">
      <style:text-properties fo:font-weight="bold" officeooo:rsid="00635130" officeooo:paragraph-rsid="001821fd" style:font-weight-asian="bold" style:font-weight-complex="bold"/>
    </style:style>
    <style:style style:name="P40" style:family="paragraph" style:parent-style-name="Table_20_Contents">
      <style:text-properties fo:font-weight="bold" officeooo:paragraph-rsid="001821fd" style:font-weight-asian="bold" style:font-weight-complex="bold"/>
    </style:style>
    <style:style style:name="P41" style:family="paragraph" style:parent-style-name="Table_20_Contents">
      <style:paragraph-properties fo:text-align="center" style:justify-single-word="false"/>
      <style:text-properties fo:font-weight="bold" officeooo:rsid="0020190e" officeooo:paragraph-rsid="0020190e" style:font-weight-asian="bold" style:font-weight-complex="bold"/>
    </style:style>
    <style:style style:name="P42" style:family="paragraph" style:parent-style-name="Table_20_Contents">
      <style:paragraph-properties fo:text-align="center" style:justify-single-word="false"/>
      <style:text-properties fo:font-weight="bold" officeooo:rsid="007695e0" officeooo:paragraph-rsid="007695e0" style:font-weight-asian="bold" style:font-weight-complex="bold"/>
    </style:style>
    <style:style style:name="P43" style:family="paragraph" style:parent-style-name="Table_20_Contents">
      <style:text-properties officeooo:rsid="0057297e" officeooo:paragraph-rsid="001821fd"/>
    </style:style>
    <style:style style:name="P44" style:family="paragraph" style:parent-style-name="Table_20_Contents">
      <style:text-properties officeooo:rsid="00586711" officeooo:paragraph-rsid="001821fd"/>
    </style:style>
    <style:style style:name="P45" style:family="paragraph" style:parent-style-name="Table_20_Contents">
      <style:text-properties officeooo:rsid="0058e7ed" officeooo:paragraph-rsid="001821fd"/>
    </style:style>
    <style:style style:name="P46" style:family="paragraph" style:parent-style-name="Table_20_Contents">
      <style:text-properties officeooo:rsid="0064f847" officeooo:paragraph-rsid="001821fd"/>
    </style:style>
    <style:style style:name="P47" style:family="paragraph" style:parent-style-name="Table_20_Contents">
      <style:text-properties officeooo:rsid="0065b323" officeooo:paragraph-rsid="001821fd"/>
    </style:style>
    <style:style style:name="P48" style:family="paragraph" style:parent-style-name="Table_20_Contents">
      <style:text-properties officeooo:rsid="0068b481" officeooo:paragraph-rsid="001821fd"/>
    </style:style>
    <style:style style:name="P49" style:family="paragraph" style:parent-style-name="Table_20_Contents">
      <style:text-properties officeooo:rsid="00691f84" officeooo:paragraph-rsid="001821fd"/>
    </style:style>
    <style:style style:name="P50" style:family="paragraph" style:parent-style-name="Table_20_Contents">
      <style:paragraph-properties fo:text-align="center" style:justify-single-word="false"/>
      <style:text-properties officeooo:rsid="0037c70a" officeooo:paragraph-rsid="001821fd"/>
    </style:style>
    <style:style style:name="P51" style:family="paragraph" style:parent-style-name="Table_20_Contents">
      <style:text-properties officeooo:rsid="007743f5" officeooo:paragraph-rsid="001821fd"/>
    </style:style>
    <style:style style:name="P52" style:family="paragraph" style:parent-style-name="Table_20_Contents">
      <style:text-properties officeooo:rsid="00606b11" officeooo:paragraph-rsid="001821fd"/>
    </style:style>
    <style:style style:name="P53" style:family="paragraph" style:parent-style-name="Table_20_Contents">
      <style:text-properties officeooo:rsid="006089c9" officeooo:paragraph-rsid="001821fd"/>
    </style:style>
    <style:style style:name="P54" style:family="paragraph" style:parent-style-name="Table_20_Contents">
      <style:text-properties officeooo:rsid="0061fa99" officeooo:paragraph-rsid="001821fd"/>
    </style:style>
    <style:style style:name="P55" style:family="paragraph" style:parent-style-name="Table_20_Contents">
      <style:text-properties officeooo:rsid="00612c8b" officeooo:paragraph-rsid="001821fd"/>
    </style:style>
    <style:style style:name="P56" style:family="paragraph" style:parent-style-name="Table_20_Contents">
      <style:text-properties officeooo:rsid="0070dad5" officeooo:paragraph-rsid="001821fd"/>
    </style:style>
    <style:style style:name="P57" style:family="paragraph" style:parent-style-name="Table_20_Contents">
      <style:text-properties officeooo:rsid="004d4082" officeooo:paragraph-rsid="001821fd"/>
    </style:style>
    <style:style style:name="P58" style:family="paragraph" style:parent-style-name="Table_20_Contents">
      <style:text-properties officeooo:rsid="007250b5" officeooo:paragraph-rsid="001821fd"/>
    </style:style>
    <style:style style:name="P59" style:family="paragraph" style:parent-style-name="Table_20_Contents">
      <style:text-properties officeooo:rsid="00730dab" officeooo:paragraph-rsid="001821fd"/>
    </style:style>
    <style:style style:name="P60" style:family="paragraph" style:parent-style-name="Table_20_Contents">
      <style:text-properties officeooo:rsid="00755aba" officeooo:paragraph-rsid="001821fd"/>
    </style:style>
    <style:style style:name="P61" style:family="paragraph" style:parent-style-name="Table_20_Contents">
      <style:text-properties officeooo:rsid="007a53a1" officeooo:paragraph-rsid="001821fd"/>
    </style:style>
    <style:style style:name="P62" style:family="paragraph" style:parent-style-name="Table_20_Contents">
      <style:text-properties officeooo:rsid="007b84b7" officeooo:paragraph-rsid="001821fd"/>
    </style:style>
    <style:style style:name="P63" style:family="paragraph" style:parent-style-name="Table_20_Contents">
      <style:text-properties officeooo:rsid="007bbe17" officeooo:paragraph-rsid="001821fd"/>
    </style:style>
    <style:style style:name="P64" style:family="paragraph" style:parent-style-name="Table_20_Contents">
      <style:text-properties officeooo:rsid="007f5418" officeooo:paragraph-rsid="001821fd"/>
    </style:style>
    <style:style style:name="P65" style:family="paragraph" style:parent-style-name="Table_20_Contents">
      <style:text-properties officeooo:rsid="00845f1e" officeooo:paragraph-rsid="001821fd"/>
    </style:style>
    <style:style style:name="P66" style:family="paragraph" style:parent-style-name="Table_20_Contents">
      <style:paragraph-properties fo:text-align="center" style:justify-single-word="false"/>
      <style:text-properties officeooo:rsid="00899ab1" officeooo:paragraph-rsid="001821fd"/>
    </style:style>
    <style:style style:name="P67" style:family="paragraph" style:parent-style-name="Table_20_Contents">
      <style:text-properties officeooo:rsid="00899ab1" officeooo:paragraph-rsid="001821fd"/>
    </style:style>
    <style:style style:name="P68" style:family="paragraph" style:parent-style-name="Table_20_Contents">
      <style:paragraph-properties fo:text-align="center" style:justify-single-word="false"/>
      <style:text-properties officeooo:rsid="008bf7d7" officeooo:paragraph-rsid="001821fd"/>
    </style:style>
    <style:style style:name="P69" style:family="paragraph" style:parent-style-name="Table_20_Contents">
      <style:text-properties officeooo:rsid="008bf7d7" officeooo:paragraph-rsid="001821fd"/>
    </style:style>
    <style:style style:name="P70" style:family="paragraph" style:parent-style-name="Table_20_Contents">
      <style:text-properties officeooo:rsid="008cb655" officeooo:paragraph-rsid="001821fd"/>
    </style:style>
    <style:style style:name="P71" style:family="paragraph" style:parent-style-name="Table_20_Contents">
      <style:text-properties officeooo:rsid="00920a10" officeooo:paragraph-rsid="001821fd"/>
    </style:style>
    <style:style style:name="P72" style:family="paragraph" style:parent-style-name="Table_20_Contents">
      <style:text-properties officeooo:paragraph-rsid="001821fd"/>
    </style:style>
    <style:style style:name="P73" style:family="paragraph" style:parent-style-name="Table_20_Contents">
      <style:text-properties officeooo:rsid="001821fd" officeooo:paragraph-rsid="001821fd"/>
    </style:style>
    <style:style style:name="P74" style:family="paragraph" style:parent-style-name="Table_20_Contents">
      <style:text-properties officeooo:rsid="001b75fc" officeooo:paragraph-rsid="001b75fc"/>
    </style:style>
    <style:style style:name="P75" style:family="paragraph" style:parent-style-name="Table_20_Contents">
      <style:text-properties officeooo:rsid="001e3480" officeooo:paragraph-rsid="001e3480"/>
    </style:style>
    <style:style style:name="P76" style:family="paragraph" style:parent-style-name="Table_20_Contents">
      <style:text-properties officeooo:paragraph-rsid="00205464"/>
    </style:style>
    <style:style style:name="P77" style:family="paragraph" style:parent-style-name="Table_20_Contents">
      <style:text-properties officeooo:rsid="0021e911" officeooo:paragraph-rsid="0021e911"/>
    </style:style>
    <style:style style:name="P78" style:family="paragraph" style:parent-style-name="Table_20_Contents">
      <style:text-properties officeooo:rsid="0026cb36" officeooo:paragraph-rsid="0026cb36"/>
    </style:style>
    <style:style style:name="P79" style:family="paragraph" style:parent-style-name="Table_20_Contents">
      <style:text-properties officeooo:rsid="0027198c" officeooo:paragraph-rsid="0027198c"/>
    </style:style>
    <style:style style:name="P80" style:family="paragraph" style:parent-style-name="Table_20_Contents">
      <style:text-properties officeooo:rsid="00271b30" officeooo:paragraph-rsid="00271b30"/>
    </style:style>
    <style:style style:name="P81" style:family="paragraph" style:parent-style-name="Table_20_Contents">
      <style:text-properties officeooo:rsid="00273bf4" officeooo:paragraph-rsid="00273bf4"/>
    </style:style>
    <style:style style:name="P82" style:family="paragraph" style:parent-style-name="Table_20_Contents">
      <style:text-properties officeooo:rsid="002cc92a" officeooo:paragraph-rsid="002cc92a"/>
    </style:style>
    <style:style style:name="P83" style:family="paragraph" style:parent-style-name="Table_20_Contents">
      <style:text-properties officeooo:rsid="002e5718" officeooo:paragraph-rsid="002e5718"/>
    </style:style>
    <style:style style:name="P84" style:family="paragraph" style:parent-style-name="Table_20_Contents">
      <style:text-properties officeooo:rsid="002f0d66" officeooo:paragraph-rsid="002f0d66"/>
    </style:style>
    <style:style style:name="P85" style:family="paragraph" style:parent-style-name="Table_20_Contents">
      <style:text-properties officeooo:rsid="002fc2d4" officeooo:paragraph-rsid="002fc2d4"/>
    </style:style>
    <style:style style:name="P86" style:family="paragraph" style:parent-style-name="Table_20_Contents">
      <style:text-properties officeooo:rsid="0036286d" officeooo:paragraph-rsid="0036286d"/>
    </style:style>
    <style:style style:name="P87" style:family="paragraph" style:parent-style-name="Table_20_Contents">
      <style:text-properties officeooo:rsid="003800fd" officeooo:paragraph-rsid="003800fd"/>
    </style:style>
    <style:style style:name="P88" style:family="paragraph" style:parent-style-name="Table_20_Contents">
      <style:text-properties officeooo:rsid="0039c3e9" officeooo:paragraph-rsid="0039c3e9"/>
    </style:style>
    <style:style style:name="P89" style:family="paragraph" style:parent-style-name="Table_20_Contents">
      <style:text-properties officeooo:rsid="003a6f87" officeooo:paragraph-rsid="003a6f87"/>
    </style:style>
    <style:style style:name="P90" style:family="paragraph" style:parent-style-name="Table_20_Contents">
      <style:text-properties officeooo:rsid="003f1f45" officeooo:paragraph-rsid="003f1f45"/>
    </style:style>
    <style:style style:name="P91" style:family="paragraph" style:parent-style-name="Table_20_Contents">
      <style:text-properties officeooo:rsid="00443045" officeooo:paragraph-rsid="00443045"/>
    </style:style>
    <style:style style:name="P92" style:family="paragraph" style:parent-style-name="Table_20_Contents">
      <style:text-properties officeooo:rsid="004977fe" officeooo:paragraph-rsid="004977fe"/>
    </style:style>
    <style:style style:name="P93" style:family="paragraph" style:parent-style-name="Table_20_Contents">
      <style:text-properties officeooo:rsid="004f73ae" officeooo:paragraph-rsid="004f73ae"/>
    </style:style>
    <style:style style:name="P94" style:family="paragraph" style:parent-style-name="Table_20_Contents">
      <style:text-properties fo:font-style="normal" officeooo:rsid="004f73ae" officeooo:paragraph-rsid="004f73ae" style:font-style-asian="normal" style:font-style-complex="normal"/>
    </style:style>
    <style:style style:name="P95" style:family="paragraph" style:parent-style-name="Table_20_Contents">
      <style:text-properties fo:font-style="normal" officeooo:rsid="0058eadc" officeooo:paragraph-rsid="0058eadc" style:font-style-asian="normal" style:font-style-complex="normal"/>
    </style:style>
    <style:style style:name="P96" style:family="paragraph" style:parent-style-name="Table_20_Contents">
      <style:text-properties fo:font-style="italic" officeooo:rsid="004fd735" officeooo:paragraph-rsid="004f73ae" style:font-style-asian="italic" style:font-style-complex="italic"/>
    </style:style>
    <style:style style:name="P97" style:family="paragraph" style:parent-style-name="Table_20_Contents">
      <style:text-properties officeooo:rsid="003505cb" officeooo:paragraph-rsid="003505cb"/>
    </style:style>
    <style:style style:name="P98" style:family="paragraph" style:parent-style-name="Table_20_Contents">
      <style:text-properties officeooo:rsid="00543710" officeooo:paragraph-rsid="00543710"/>
    </style:style>
    <style:style style:name="P99" style:family="paragraph" style:parent-style-name="Table_20_Contents">
      <style:text-properties officeooo:rsid="005a7526" officeooo:paragraph-rsid="005a7526"/>
    </style:style>
    <style:style style:name="P100" style:family="paragraph" style:parent-style-name="Table_20_Contents">
      <style:text-properties officeooo:rsid="0064ae34" officeooo:paragraph-rsid="0064ae34"/>
    </style:style>
    <style:style style:name="P101" style:family="paragraph" style:parent-style-name="Table_20_Contents">
      <style:text-properties officeooo:rsid="00684d77" officeooo:paragraph-rsid="00684d77"/>
    </style:style>
    <style:style style:name="P102" style:family="paragraph" style:parent-style-name="Table_20_Contents">
      <style:text-properties officeooo:rsid="00695d0e" officeooo:paragraph-rsid="00695d0e"/>
    </style:style>
    <style:style style:name="P103" style:family="paragraph" style:parent-style-name="Table_20_Contents">
      <style:text-properties officeooo:rsid="006d9822" officeooo:paragraph-rsid="006d9822"/>
    </style:style>
    <style:style style:name="P104" style:family="paragraph" style:parent-style-name="Table_20_Contents">
      <style:paragraph-properties fo:text-align="center" style:justify-single-word="false"/>
      <style:text-properties officeooo:rsid="006d9822" officeooo:paragraph-rsid="006d9822"/>
    </style:style>
    <style:style style:name="P105" style:family="paragraph" style:parent-style-name="Table_20_Contents">
      <style:text-properties officeooo:rsid="006ea74c" officeooo:paragraph-rsid="006ea74c"/>
    </style:style>
    <style:style style:name="P106" style:family="paragraph" style:parent-style-name="Table_20_Contents">
      <style:text-properties officeooo:rsid="007695e0" officeooo:paragraph-rsid="007695e0"/>
    </style:style>
    <style:style style:name="P107" style:family="paragraph" style:parent-style-name="Table_20_Contents">
      <style:text-properties officeooo:rsid="00781435" officeooo:paragraph-rsid="00781435"/>
    </style:style>
    <style:style style:name="P108" style:family="paragraph" style:parent-style-name="Table_20_Contents">
      <style:text-properties officeooo:rsid="007b3579" officeooo:paragraph-rsid="007b3579"/>
    </style:style>
    <style:style style:name="P109" style:family="paragraph" style:parent-style-name="Table_20_Contents">
      <style:text-properties officeooo:rsid="007bf622" officeooo:paragraph-rsid="007bf622"/>
    </style:style>
    <style:style style:name="P110" style:family="paragraph" style:parent-style-name="Table_20_Contents">
      <style:text-properties officeooo:rsid="007ed1c0" officeooo:paragraph-rsid="001821fd"/>
    </style:style>
    <style:style style:name="P111" style:family="paragraph" style:parent-style-name="Table_20_Contents">
      <style:text-properties officeooo:rsid="00804071" officeooo:paragraph-rsid="00804071"/>
    </style:style>
    <style:style style:name="P112" style:family="paragraph" style:parent-style-name="Table_20_Contents">
      <style:text-properties officeooo:rsid="0082fe17" officeooo:paragraph-rsid="0082fe17"/>
    </style:style>
    <style:style style:name="P113" style:family="paragraph" style:parent-style-name="Table_20_Contents">
      <style:text-properties officeooo:rsid="008569e3" officeooo:paragraph-rsid="008569e3"/>
    </style:style>
    <style:style style:name="P114" style:family="paragraph" style:parent-style-name="Table_20_Contents">
      <style:text-properties officeooo:rsid="0087fd7a" officeooo:paragraph-rsid="0087fd7a"/>
    </style:style>
    <style:style style:name="P115" style:family="paragraph" style:parent-style-name="Table_20_Contents">
      <style:text-properties officeooo:rsid="0089a1dd" officeooo:paragraph-rsid="0089a1dd"/>
    </style:style>
    <style:style style:name="P116" style:family="paragraph" style:parent-style-name="Table_20_Contents">
      <style:text-properties officeooo:rsid="008adfa3" officeooo:paragraph-rsid="008adfa3"/>
    </style:style>
    <style:style style:name="P117" style:family="paragraph" style:parent-style-name="Table_20_Contents">
      <style:text-properties officeooo:rsid="008ca7ed" officeooo:paragraph-rsid="008ca7ed"/>
    </style:style>
    <style:style style:name="P118" style:family="paragraph" style:parent-style-name="Table_20_Contents">
      <style:paragraph-properties fo:text-align="center" style:justify-single-word="false"/>
      <style:text-properties officeooo:rsid="00942ac8" officeooo:paragraph-rsid="00942ac8"/>
    </style:style>
    <style:style style:name="P119" style:family="paragraph" style:parent-style-name="Table_20_Contents">
      <style:paragraph-properties fo:text-align="start" style:justify-single-word="false"/>
      <style:text-properties officeooo:rsid="00942ac8" officeooo:paragraph-rsid="00942ac8"/>
    </style:style>
    <style:style style:name="P120" style:family="paragraph" style:parent-style-name="Table_20_Contents">
      <style:paragraph-properties fo:text-align="start" style:justify-single-word="false"/>
      <style:text-properties officeooo:rsid="0095de6a" officeooo:paragraph-rsid="0095de6a"/>
    </style:style>
    <style:style style:name="P121" style:family="paragraph" style:parent-style-name="Table_20_Contents">
      <style:text-properties officeooo:rsid="0097d617" officeooo:paragraph-rsid="0097d617"/>
    </style:style>
    <style:style style:name="P122" style:family="paragraph" style:parent-style-name="Table_20_Contents">
      <style:text-properties officeooo:rsid="009c70ef" officeooo:paragraph-rsid="009c70ef"/>
    </style:style>
    <style:style style:name="P123" style:family="paragraph" style:parent-style-name="Text_20_body">
      <style:text-properties officeooo:rsid="0013430d" officeooo:paragraph-rsid="001821fd"/>
    </style:style>
    <style:style style:name="P124" style:family="paragraph" style:parent-style-name="Text_20_body">
      <style:text-properties officeooo:rsid="001a91bf" officeooo:paragraph-rsid="001821fd"/>
    </style:style>
    <style:style style:name="P125" style:family="paragraph" style:parent-style-name="Text_20_body">
      <style:text-properties fo:font-weight="bold" officeooo:rsid="001bf1d7" officeooo:paragraph-rsid="001821fd" style:font-weight-asian="bold" style:font-weight-complex="bold"/>
    </style:style>
    <style:style style:name="P126" style:family="paragraph" style:parent-style-name="Text_20_body">
      <style:text-properties fo:font-weight="bold" officeooo:rsid="00227b8d" officeooo:paragraph-rsid="001821fd" style:font-weight-asian="bold" style:font-weight-complex="bold"/>
    </style:style>
    <style:style style:name="P127" style:family="paragraph" style:parent-style-name="Text_20_body">
      <style:text-properties fo:font-weight="bold" officeooo:rsid="0029e291" officeooo:paragraph-rsid="001821fd" style:font-weight-asian="bold" style:font-weight-complex="bold"/>
    </style:style>
    <style:style style:name="P128" style:family="paragraph" style:parent-style-name="Text_20_body">
      <style:paragraph-properties fo:text-align="center" style:justify-single-word="false"/>
      <style:text-properties fo:font-weight="bold" officeooo:rsid="002dab32" officeooo:paragraph-rsid="001821fd" style:font-weight-asian="bold" style:font-weight-complex="bold"/>
    </style:style>
    <style:style style:name="P129" style:family="paragraph" style:parent-style-name="Text_20_body">
      <style:paragraph-properties fo:text-align="start" style:justify-single-word="false"/>
      <style:text-properties fo:font-weight="bold" officeooo:rsid="002dab32" officeooo:paragraph-rsid="001821fd" style:font-weight-asian="bold" style:font-weight-complex="bold"/>
    </style:style>
    <style:style style:name="P130" style:family="paragraph" style:parent-style-name="Text_20_body">
      <style:text-properties fo:font-weight="bold" officeooo:rsid="002dab32" officeooo:paragraph-rsid="001821fd" style:font-weight-asian="bold" style:font-weight-complex="bold"/>
    </style:style>
    <style:style style:name="P131" style:family="paragraph" style:parent-style-name="Text_20_body">
      <style:text-properties fo:font-weight="bold" officeooo:rsid="003289f1" officeooo:paragraph-rsid="001821fd" style:font-weight-asian="bold" style:font-weight-complex="bold"/>
    </style:style>
    <style:style style:name="P132" style:family="paragraph" style:parent-style-name="Text_20_body">
      <style:text-properties fo:font-weight="bold" officeooo:rsid="0031e990" officeooo:paragraph-rsid="001821fd" style:font-weight-asian="bold" style:font-weight-complex="bold"/>
    </style:style>
    <style:style style:name="P133" style:family="paragraph" style:parent-style-name="Text_20_body">
      <style:paragraph-properties fo:text-align="center" style:justify-single-word="false"/>
      <style:text-properties fo:font-weight="bold" officeooo:rsid="0037622c" officeooo:paragraph-rsid="001821fd" style:font-weight-asian="bold" style:font-weight-complex="bold"/>
    </style:style>
    <style:style style:name="P134" style:family="paragraph" style:parent-style-name="Text_20_body">
      <style:paragraph-properties fo:text-align="start" style:justify-single-word="false"/>
      <style:text-properties fo:font-weight="bold" officeooo:rsid="0037c70a" officeooo:paragraph-rsid="001821fd" style:font-weight-asian="bold" style:font-weight-complex="bold"/>
    </style:style>
    <style:style style:name="P135" style:family="paragraph" style:parent-style-name="Text_20_body">
      <style:paragraph-properties fo:text-align="start" style:justify-single-word="false"/>
      <style:text-properties fo:font-weight="bold" officeooo:rsid="003e8654" officeooo:paragraph-rsid="001821fd" style:font-weight-asian="bold" style:font-weight-complex="bold"/>
    </style:style>
    <style:style style:name="P136" style:family="paragraph" style:parent-style-name="Text_20_body">
      <style:paragraph-properties fo:text-align="start" style:justify-single-word="false"/>
      <style:text-properties fo:font-weight="bold" officeooo:rsid="0048b54a" officeooo:paragraph-rsid="001821fd" style:font-weight-asian="bold" style:font-weight-complex="bold"/>
    </style:style>
    <style:style style:name="P137" style:family="paragraph" style:parent-style-name="Text_20_body">
      <style:paragraph-properties fo:text-align="center" style:justify-single-word="false"/>
      <style:text-properties fo:font-weight="bold" officeooo:rsid="0044620c" officeooo:paragraph-rsid="001821fd" style:font-weight-asian="bold" style:font-weight-complex="bold"/>
    </style:style>
    <style:style style:name="P138" style:family="paragraph" style:parent-style-name="Text_20_body">
      <style:paragraph-properties fo:text-align="start" style:justify-single-word="false"/>
      <style:text-properties fo:font-weight="bold" officeooo:rsid="0044620c" officeooo:paragraph-rsid="001821fd" style:font-weight-asian="bold" style:font-weight-complex="bold"/>
    </style:style>
    <style:style style:name="P139" style:family="paragraph" style:parent-style-name="Text_20_body">
      <style:paragraph-properties fo:text-align="center" style:justify-single-word="false"/>
      <style:text-properties fo:font-weight="bold" officeooo:rsid="00518e12" officeooo:paragraph-rsid="001821fd" style:font-weight-asian="bold" style:font-weight-complex="bold"/>
    </style:style>
    <style:style style:name="P140" style:family="paragraph" style:parent-style-name="Text_20_body">
      <style:paragraph-properties fo:text-align="start" style:justify-single-word="false"/>
      <style:text-properties fo:font-weight="bold" officeooo:rsid="00518e12" officeooo:paragraph-rsid="001821fd" style:font-weight-asian="bold" style:font-weight-complex="bold"/>
    </style:style>
    <style:style style:name="P141" style:family="paragraph" style:parent-style-name="Text_20_body">
      <style:paragraph-properties fo:text-align="start" style:justify-single-word="false"/>
      <style:text-properties fo:font-weight="bold" officeooo:rsid="006b7927" officeooo:paragraph-rsid="001821fd" style:font-weight-asian="bold" style:font-weight-complex="bold"/>
    </style:style>
    <style:style style:name="P142" style:family="paragraph" style:parent-style-name="Text_20_body">
      <style:paragraph-properties fo:text-align="start" style:justify-single-word="false"/>
      <style:text-properties fo:font-weight="bold" officeooo:rsid="006411dc" officeooo:paragraph-rsid="006411dc" style:font-weight-asian="bold" style:font-weight-complex="bold"/>
    </style:style>
    <style:style style:name="P143" style:family="paragraph" style:parent-style-name="Text_20_body">
      <style:paragraph-properties fo:text-align="start" style:justify-single-word="false"/>
      <style:text-properties fo:font-weight="bold" officeooo:rsid="00a3e699" officeooo:paragraph-rsid="00a3e699" style:font-weight-asian="bold" style:font-weight-complex="bold"/>
    </style:style>
    <style:style style:name="P144" style:family="paragraph" style:parent-style-name="Text_20_body">
      <style:text-properties officeooo:rsid="001bf1d7" officeooo:paragraph-rsid="001821fd"/>
    </style:style>
    <style:style style:name="P145" style:family="paragraph" style:parent-style-name="Text_20_body">
      <style:text-properties fo:font-weight="normal" officeooo:rsid="001f7698" officeooo:paragraph-rsid="001821fd" style:font-weight-asian="normal" style:font-weight-complex="normal"/>
    </style:style>
    <style:style style:name="P146" style:family="paragraph" style:parent-style-name="Text_20_body">
      <style:text-properties fo:font-weight="normal" officeooo:rsid="00358cdf" officeooo:paragraph-rsid="001821fd" style:font-weight-asian="normal" style:font-weight-complex="normal"/>
    </style:style>
    <style:style style:name="P147" style:family="paragraph" style:parent-style-name="Text_20_body">
      <style:text-properties fo:font-weight="normal" officeooo:rsid="002c1713" officeooo:paragraph-rsid="001821fd" style:font-weight-asian="normal" style:font-weight-complex="normal"/>
    </style:style>
    <style:style style:name="P148" style:family="paragraph" style:parent-style-name="Text_20_body">
      <style:text-properties fo:font-weight="normal" officeooo:rsid="003255a9" officeooo:paragraph-rsid="001821fd" style:font-weight-asian="normal" style:font-weight-complex="normal"/>
    </style:style>
    <style:style style:name="P149" style:family="paragraph" style:parent-style-name="Text_20_body">
      <style:text-properties fo:font-weight="normal" officeooo:rsid="003289f1" officeooo:paragraph-rsid="001821fd" style:font-weight-asian="normal" style:font-weight-complex="normal"/>
    </style:style>
    <style:style style:name="P150" style:family="paragraph" style:parent-style-name="Text_20_body">
      <style:text-properties fo:font-weight="normal" officeooo:rsid="0033e216" officeooo:paragraph-rsid="001821fd" style:font-weight-asian="normal" style:font-weight-complex="normal"/>
    </style:style>
    <style:style style:name="P151" style:family="paragraph" style:parent-style-name="Text_20_body">
      <style:paragraph-properties fo:text-align="start" style:justify-single-word="false"/>
      <style:text-properties fo:font-weight="normal" officeooo:rsid="0044620c" officeooo:paragraph-rsid="001821fd" style:font-weight-asian="normal" style:font-weight-complex="normal"/>
    </style:style>
    <style:style style:name="P152" style:family="paragraph" style:parent-style-name="Text_20_body">
      <style:text-properties officeooo:rsid="006e5d27" officeooo:paragraph-rsid="001821fd"/>
    </style:style>
    <style:style style:name="P153" style:family="paragraph" style:parent-style-name="Text_20_body">
      <style:text-properties officeooo:rsid="006f09cb" officeooo:paragraph-rsid="001821fd"/>
    </style:style>
    <style:style style:name="P154" style:family="paragraph" style:parent-style-name="Text_20_body">
      <style:text-properties officeooo:paragraph-rsid="001821fd"/>
    </style:style>
    <style:style style:name="P155" style:family="paragraph" style:parent-style-name="Text_20_body">
      <style:text-properties officeooo:rsid="008f59f8" officeooo:paragraph-rsid="001821fd"/>
    </style:style>
    <style:style style:name="P156" style:family="paragraph" style:parent-style-name="Table_20_Contents" style:list-style-name="L1">
      <style:text-properties officeooo:rsid="00695d0e" officeooo:paragraph-rsid="00695d0e"/>
    </style:style>
    <style:style style:name="P157" style:family="paragraph" style:parent-style-name="Table_20_Contents" style:list-style-name="L2">
      <style:text-properties officeooo:rsid="0066c723" officeooo:paragraph-rsid="0066c723"/>
    </style:style>
    <style:style style:name="P158" style:family="paragraph" style:parent-style-name="Table_20_Contents" style:list-style-name="L2">
      <style:text-properties fo:font-weight="bold" officeooo:rsid="0066c723" officeooo:paragraph-rsid="0066c723" style:font-weight-asian="bold" style:font-weight-complex="bold"/>
    </style:style>
    <style:style style:name="P159" style:family="paragraph" style:parent-style-name="Table_20_Contents" style:list-style-name="L12">
      <style:text-properties fo:font-weight="bold" officeooo:rsid="0059e377" officeooo:paragraph-rsid="001821fd" style:font-weight-asian="bold" style:font-weight-complex="bold"/>
    </style:style>
    <style:style style:name="P160" style:family="paragraph" style:parent-style-name="Table_20_Contents" style:list-style-name="L12">
      <style:text-properties fo:font-weight="bold" officeooo:rsid="005e1e0b" officeooo:paragraph-rsid="001821fd" style:font-weight-asian="bold" style:font-weight-complex="bold"/>
    </style:style>
    <style:style style:name="P161" style:family="paragraph" style:parent-style-name="Table_20_Contents" style:list-style-name="L2">
      <style:text-properties officeooo:rsid="00684d77" officeooo:paragraph-rsid="006b6281"/>
    </style:style>
    <style:style style:name="P162" style:family="paragraph" style:parent-style-name="Table_20_Contents" style:list-style-name="L2">
      <style:text-properties officeooo:rsid="00684d77" officeooo:paragraph-rsid="00684d77"/>
    </style:style>
    <style:style style:name="P163" style:family="paragraph" style:parent-style-name="Table_20_Contents" style:list-style-name="L2">
      <style:text-properties officeooo:rsid="0074219a" officeooo:paragraph-rsid="0074219a"/>
    </style:style>
    <style:style style:name="P164" style:family="paragraph" style:parent-style-name="Table_20_Contents" style:list-style-name="L2">
      <style:text-properties officeooo:rsid="00770ae8" officeooo:paragraph-rsid="00770ae8"/>
    </style:style>
    <style:style style:name="P165" style:family="paragraph" style:parent-style-name="Table_20_Contents" style:list-style-name="L2">
      <style:text-properties officeooo:rsid="00781435" officeooo:paragraph-rsid="00781435"/>
    </style:style>
    <style:style style:name="P166" style:family="paragraph" style:parent-style-name="Table_20_Contents" style:list-style-name="L3">
      <style:text-properties officeooo:rsid="0082fe17" officeooo:paragraph-rsid="0082fe17"/>
    </style:style>
    <style:style style:name="P167" style:family="paragraph" style:parent-style-name="Table_20_Contents" style:list-style-name="L4">
      <style:text-properties officeooo:rsid="007695e0" officeooo:paragraph-rsid="007695e0"/>
    </style:style>
    <style:style style:name="P168" style:family="paragraph" style:parent-style-name="Table_20_Contents" style:list-style-name="L5">
      <style:text-properties officeooo:rsid="007695e0" officeooo:paragraph-rsid="007695e0"/>
    </style:style>
    <style:style style:name="P169" style:family="paragraph" style:parent-style-name="Table_20_Contents" style:list-style-name="L8">
      <style:paragraph-properties fo:text-align="start" style:justify-single-word="false"/>
      <style:text-properties fo:font-weight="normal" officeooo:rsid="00465f07" officeooo:paragraph-rsid="001821fd" style:font-weight-asian="normal" style:font-weight-complex="normal"/>
    </style:style>
    <style:style style:name="P170" style:family="paragraph" style:parent-style-name="Table_20_Contents" style:list-style-name="L10">
      <style:text-properties officeooo:rsid="0057297e" officeooo:paragraph-rsid="001821fd"/>
    </style:style>
    <style:style style:name="P171" style:family="paragraph" style:parent-style-name="Table_20_Contents" style:list-style-name="L11">
      <style:text-properties officeooo:rsid="00586711" officeooo:paragraph-rsid="001821fd"/>
    </style:style>
    <style:style style:name="P172" style:family="paragraph" style:parent-style-name="Table_20_Contents" style:list-style-name="L12">
      <style:text-properties officeooo:rsid="0058e7ed" officeooo:paragraph-rsid="001821fd"/>
    </style:style>
    <style:style style:name="P173" style:family="paragraph" style:parent-style-name="Table_20_Contents" style:list-style-name="L13">
      <style:text-properties officeooo:rsid="0068b481" officeooo:paragraph-rsid="001821fd"/>
    </style:style>
    <style:style style:name="P174" style:family="paragraph" style:parent-style-name="Table_20_Contents" style:list-style-name="L14">
      <style:text-properties officeooo:rsid="00899ab1" officeooo:paragraph-rsid="001821fd"/>
    </style:style>
    <style:style style:name="P175" style:family="paragraph" style:parent-style-name="Table_20_Contents" style:list-style-name="L15">
      <style:text-properties officeooo:rsid="008a40ee" officeooo:paragraph-rsid="001821fd"/>
    </style:style>
    <style:style style:name="P176" style:family="paragraph" style:parent-style-name="Table_20_Contents" style:list-style-name="L16">
      <style:paragraph-properties fo:text-align="start" style:justify-single-word="false"/>
      <style:text-properties officeooo:rsid="008bf7d7" officeooo:paragraph-rsid="001821fd"/>
    </style:style>
    <style:style style:name="P177" style:family="paragraph" style:parent-style-name="Table_20_Contents" style:list-style-name="L16">
      <style:paragraph-properties fo:text-align="start" style:justify-single-word="false"/>
      <style:text-properties officeooo:rsid="008ea1d4" officeooo:paragraph-rsid="001821fd"/>
    </style:style>
    <style:style style:name="P178" style:family="paragraph" style:parent-style-name="Table_20_Contents">
      <style:text-properties officeooo:rsid="00271b30" officeooo:paragraph-rsid="00271b30"/>
    </style:style>
    <style:style style:name="P179" style:family="paragraph" style:parent-style-name="Text_20_body" style:list-style-name="L6">
      <style:paragraph-properties fo:text-align="start" style:justify-single-word="false"/>
      <style:text-properties fo:font-weight="bold" officeooo:rsid="003e8654" officeooo:paragraph-rsid="001821fd" style:font-weight-asian="bold" style:font-weight-complex="bold"/>
    </style:style>
    <style:style style:name="P180" style:family="paragraph" style:parent-style-name="Text_20_body" style:list-style-name="L7">
      <style:paragraph-properties fo:text-align="start" style:justify-single-word="false"/>
      <style:text-properties fo:font-weight="normal" officeooo:rsid="006b7927" officeooo:paragraph-rsid="001821fd" style:font-weight-asian="normal" style:font-weight-complex="normal"/>
    </style:style>
    <style:style style:name="P181" style:family="paragraph" style:parent-style-name="Text_20_body" style:list-style-name="L7">
      <style:paragraph-properties fo:text-align="start" style:justify-single-word="false"/>
      <style:text-properties fo:font-weight="normal" officeooo:rsid="006ba4f4" officeooo:paragraph-rsid="001821fd" style:font-weight-asian="normal" style:font-weight-complex="normal"/>
    </style:style>
    <style:style style:name="P182" style:family="paragraph" style:parent-style-name="Text_20_body" style:list-style-name="L7">
      <style:paragraph-properties fo:text-align="start" style:justify-single-word="false"/>
      <style:text-properties fo:font-weight="normal" officeooo:rsid="006ceab8" officeooo:paragraph-rsid="001821fd" style:font-weight-asian="normal" style:font-weight-complex="normal"/>
    </style:style>
    <style:style style:name="P183" style:family="paragraph" style:parent-style-name="Text_20_body" style:list-style-name="L7">
      <style:paragraph-properties fo:text-align="start" style:justify-single-word="false"/>
      <style:text-properties fo:font-weight="normal" officeooo:rsid="006e1540" officeooo:paragraph-rsid="001821fd" style:font-weight-asian="normal" style:font-weight-complex="normal"/>
    </style:style>
    <style:style style:name="P184" style:family="paragraph" style:parent-style-name="Text_20_body" style:list-style-name="L9">
      <style:text-properties officeooo:paragraph-rsid="001821fd"/>
    </style:style>
    <style:style style:name="P185" style:family="paragraph" style:parent-style-name="Text_20_body" style:list-style-name="L9">
      <style:paragraph-properties fo:margin-top="0in" fo:margin-bottom="0in" loext:contextual-spacing="false"/>
      <style:text-properties officeooo:paragraph-rsid="001821f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59e377" style:font-weight-asian="bold" style:font-weight-complex="bold"/>
    </style:style>
    <style:style style:name="T4" style:family="text">
      <style:text-properties officeooo:rsid="0015ed64"/>
    </style:style>
    <style:style style:name="T5" style:family="text">
      <style:text-properties fo:font-weight="normal" style:font-weight-asian="normal" style:font-weight-complex="normal"/>
    </style:style>
    <style:style style:name="T6" style:family="text">
      <style:text-properties fo:font-weight="normal" officeooo:rsid="00358cdf" style:font-weight-asian="normal" style:font-weight-complex="normal"/>
    </style:style>
    <style:style style:name="T7" style:family="text">
      <style:text-properties fo:font-weight="normal" officeooo:rsid="003255a9" style:font-weight-asian="normal" style:font-weight-complex="normal"/>
    </style:style>
    <style:style style:name="T8" style:family="text">
      <style:text-properties fo:font-weight="normal" officeooo:rsid="003289f1" style:font-weight-asian="normal" style:font-weight-complex="normal"/>
    </style:style>
    <style:style style:name="T9" style:family="text">
      <style:text-properties fo:font-weight="normal" officeooo:rsid="0033e216" style:font-weight-asian="normal" style:font-weight-complex="normal"/>
    </style:style>
    <style:style style:name="T10" style:family="text">
      <style:text-properties officeooo:rsid="00358cdf"/>
    </style:style>
    <style:style style:name="T11" style:family="text">
      <style:text-properties officeooo:rsid="003255a9"/>
    </style:style>
    <style:style style:name="T12" style:family="text">
      <style:text-properties officeooo:rsid="003fcbf4"/>
    </style:style>
    <style:style style:name="T13" style:family="text">
      <style:text-properties officeooo:rsid="004f3e5d"/>
    </style:style>
    <style:style style:name="T14" style:family="text">
      <style:text-properties officeooo:rsid="005458aa"/>
    </style:style>
    <style:style style:name="T15" style:family="text">
      <style:text-properties officeooo:rsid="00543863"/>
    </style:style>
    <style:style style:name="T16" style:family="text">
      <style:text-properties officeooo:rsid="005369ea"/>
    </style:style>
    <style:style style:name="T17" style:family="text">
      <style:text-properties officeooo:rsid="006ba4f4"/>
    </style:style>
    <style:style style:name="T18" style:family="text">
      <style:text-properties officeooo:rsid="006d360d"/>
    </style:style>
    <style:style style:name="T19" style:family="text">
      <style:text-properties officeooo:rsid="0058a44e"/>
    </style:style>
    <style:style style:name="T20" style:family="text">
      <style:text-properties officeooo:rsid="005e1e0b"/>
    </style:style>
    <style:style style:name="T21" style:family="text">
      <style:text-properties officeooo:rsid="007743f5"/>
    </style:style>
    <style:style style:name="T22" style:family="text">
      <style:text-properties officeooo:rsid="007b84b7"/>
    </style:style>
    <style:style style:name="T23" style:family="text">
      <style:text-properties officeooo:rsid="008ea1d4"/>
    </style:style>
    <style:style style:name="T24" style:family="text">
      <style:text-properties officeooo:rsid="00205464"/>
    </style:style>
    <style:style style:name="T25" style:family="text">
      <style:text-properties officeooo:rsid="0027198c"/>
    </style:style>
    <style:style style:name="T26" style:family="text">
      <style:text-properties officeooo:rsid="0036286d"/>
    </style:style>
    <style:style style:name="T27" style:family="text">
      <style:text-properties officeooo:rsid="003a4d92"/>
    </style:style>
    <style:style style:name="T28" style:family="text">
      <style:text-properties officeooo:rsid="003e3a80"/>
    </style:style>
    <style:style style:name="T29" style:family="text">
      <style:text-properties officeooo:rsid="003f1f45"/>
    </style:style>
    <style:style style:name="T30" style:family="text">
      <style:text-properties officeooo:rsid="003f5fad"/>
    </style:style>
    <style:style style:name="T31" style:family="text">
      <style:text-properties officeooo:rsid="00460477"/>
    </style:style>
    <style:style style:name="T32" style:family="text">
      <style:text-properties officeooo:rsid="00483913"/>
    </style:style>
    <style:style style:name="T33" style:family="text">
      <style:text-properties officeooo:rsid="004a6265"/>
    </style:style>
    <style:style style:name="T34" style:family="text">
      <style:text-properties officeooo:rsid="004fd735"/>
    </style:style>
    <style:style style:name="T35" style:family="text">
      <style:text-properties fo:font-style="italic" officeooo:rsid="004fd735" style:font-style-asian="italic" style:font-style-complex="italic"/>
    </style:style>
    <style:style style:name="T36" style:family="text">
      <style:text-properties officeooo:rsid="0051a1ad"/>
    </style:style>
    <style:style style:name="T37" style:family="text">
      <style:text-properties officeooo:rsid="00530710"/>
    </style:style>
    <style:style style:name="T38" style:family="text">
      <style:text-properties officeooo:rsid="0058eadc"/>
    </style:style>
    <style:style style:name="T39" style:family="text">
      <style:text-properties officeooo:rsid="005a9165"/>
    </style:style>
    <style:style style:name="T40" style:family="text">
      <style:text-properties officeooo:rsid="005b6c1b"/>
    </style:style>
    <style:style style:name="T41" style:family="text">
      <style:text-properties officeooo:rsid="0071909b"/>
    </style:style>
    <style:style style:name="T42" style:family="text">
      <style:text-properties officeooo:rsid="0072c941"/>
    </style:style>
    <style:style style:name="T43" style:family="text">
      <style:text-properties officeooo:rsid="0079a97c"/>
    </style:style>
    <style:style style:name="T44" style:family="text">
      <style:text-properties officeooo:rsid="008f9b04"/>
    </style:style>
    <style:style style:name="T45" style:family="text">
      <style:text-properties officeooo:rsid="00a24965"/>
    </style:style>
    <style:style style:name="T46" style:family="text">
      <style:text-properties officeooo:rsid="00abdd3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5"/>
      <text:p text:style-name="P155"/>
      <text:p text:style-name="P155"/>
      <text:p text:style-name="P155">www.bacula.org/packages/60fe7dca2d10erpms/<text:span text:style-name="T45">11.0.5</text:span>/el<text:span text:style-name="T45">6</text:span>/en</text:p>
      <table:table table:name="Table1" table:style-name="Table1">
        <table:table-column table:style-name="Table1.A"/>
        <table:table-row table:style-name="TableLine94878614730448">
          <table:table-cell table:style-name="Table1.A1" office:value-type="string">
            <text:p text:style-name="P21"/>
            <text:p text:style-name="P22">bacula community vs bacula enterprise</text:p>
            <text:p text:style-name="P22"/>
            <text:p text:style-name="P22"><text:a xlink:type="simple" xlink:href="https://www.baculasystems.com/corporate-data-backup-software-solutions/professional-backup-software/enterprise-community-comparison/" text:style-name="Internet_20_link" text:visited-style-name="Visited_20_Internet_20_Link">https://www.baculasystems.com/corporate-data-backup-software-solutions/professional-backup-software/enterprise-community-comparison/</text:a></text:p>
            <text:p text:style-name="P22"/>
            <text:list xml:id="list2261632741" text:style-name="L1">
              <text:list-item>
                <text:p text:style-name="P156">be very much sure about the restore.</text:p>
              </text:list-item>
              <text:list-item>
                <text:p text:style-name="P156">Restore client. And restore mechanism.</text:p>
              </text:list-item>
              <text:list-item>
                <text:p text:style-name="P156">Deep study about the type of backdup</text:p>
              </text:list-item>
              <text:list-item>
                <text:p text:style-name="P156">make questionaries ready needed for backup sysetm.</text:p>
              </text:list-item>
            </text:list>
            <text:p text:style-name="P102"/>
            <text:p text:style-name="P102"/>
            <text:list xml:id="list4282722056" text:style-name="L2">
              <text:list-item>
                <text:p text:style-name="P157">multiple director, <text:span text:style-name="T42">redundancy: </text:span></text:p>
              </text:list-item>
              <text:list-item>
                <text:p text:style-name="P157">multiple storage, fault tolerance</text:p>
              </text:list-item>
              <text:list-item>
                <text:p text:style-name="P157">optimize edit bacula_client file editing : <text:span text:style-name="T43">9(done)</text:span></text:p>
              </text:list-item>
              <text:list-item>
                <text:p text:style-name="P158">handling errors in ansible</text:p>
              </text:list-item>
              <text:list-item>
                <text:p text:style-name="P161">pool and volume ma<text:span text:style-name="T41">nagement</text:span></text:p>
              </text:list-item>
              <text:list-item>
                <text:p text:style-name="P161"/>
              </text:list-item>
              <text:list-item>
                <text:p text:style-name="P161">nagement deep study </text:p>
              </text:list-item>
              <text:list-item>
                <text:p text:style-name="P162">concurrent jobs limitation.</text:p>
              </text:list-item>
            </text:list>
            <text:p text:style-name="P101"/>
            <text:p text:style-name="P101"/>
            <text:p text:style-name="P101"/>
            <text:list xml:id="list131142144110113" text:continue-numbering="true" text:style-name="L2">
              <text:list-item>
                <text:p text:style-name="P163">Find DB data ko postgres</text:p>
              </text:list-item>
              <text:list-item>
                <text:p text:style-name="P163"/>
              </text:list-item>
            </text:list>
            <text:p text:style-name="P23"/>
            <text:list xml:id="list131141522246167" text:continue-numbering="true" text:style-name="L2">
              <text:list-item>
                <text:p text:style-name="P164">set and forget schedules</text:p>
              </text:list-item>
              <text:list-item>
                <text:p text:style-name="P165">difference in restore form GUI and console.</text:p>
              </text:list-item>
            </text:list>
            <text:p text:style-name="P107"/>
            <text:p text:style-name="P108">Mock:</text:p>
            <text:p text:style-name="P108">- clean .18 – follow all requirements, install bacula, baculum, make config modular, manage default jobs,</text:p>
            <text:p text:style-name="P23"/>
            <table:table table:name="Table15" table:style-name="Table15">
              <table:table-column table:style-name="Table15.A"/>
              <table:table-row table:style-name="TableLine94878628083744">
                <table:table-cell table:style-name="Table15.A1" office:value-type="string">
                  <text:p text:style-name="P113">Recycled volume of bacula storage:</text:p>
                </table:table-cell>
              </table:table-row>
              <table:table-row table:style-name="TableLine94878629014768">
                <table:table-cell table:style-name="Table15.A2" office:value-type="string">
                  <text:p text:style-name="Table_20_Contents"/>
                </table:table-cell>
              </table:table-row>
              <table:table-row table:style-name="TableLine94878629099840">
                <table:table-cell table:style-name="Table15.A2" office:value-type="string">
                  <text:p text:style-name="Table_20_Contents"/>
                </table:table-cell>
              </table:table-row>
            </table:table>
            <text:p text:style-name="P23"/>
            <text:p text:style-name="P23"/>
            <table:table table:name="Table14" table:style-name="Table14">
              <table:table-column table:style-name="Table14.A"/>
              <table:table-row table:style-name="TableLine94878629102592">
                <table:table-cell table:style-name="Table14.A1" office:value-type="string">
                  <text:p text:style-name="P112">TO DO LIST:</text:p>
                  <text:p text:style-name="P112"/>
                </table:table-cell>
              </table:table-row>
              <table:table-row table:style-name="TableLine94878628435536">
                <table:table-cell table:style-name="Table14.A2" office:value-type="string">
                  <text:list xml:id="list762280403" text:style-name="L3">
                    <text:list-item>
                      <text:p text:style-name="P166">Make individual files for each jobs,pools, clients,etc</text:p>
                    </text:list-item>
                    <text:list-item>
                      <text:p text:style-name="P166">test if directory fails</text:p>
                    </text:list-item>
                    <text:list-item>
                      <text:p text:style-name="P166">test if storage fails</text:p>
                    </text:list-item>
                    <text:list-item>
                      <text:p text:style-name="P166"><text:soft-page-break/>limits number of changes in ansible.</text:p>
                    </text:list-item>
                    <text:list-item>
                      <text:p text:style-name="P166">Host remove.</text:p>
                    </text:list-item>
                    <text:list-item>
                      <text:p text:style-name="P166"/>
                    </text:list-item>
                  </text:list>
                </table:table-cell>
              </table:table-row>
            </table:table>
            <text:p text:style-name="P23"/>
            <text:p text:style-name="P110"/>
            <table:table table:name="Table12" table:style-name="Table12">
              <table:table-column table:style-name="Table12.A"/>
              <table:table-row table:style-name="TableLine94878629170544">
                <table:table-cell table:style-name="Table12.A1" office:value-type="string">
                  <text:p text:style-name="P42">DESIGNING DISK BACKUP-</text:p>
                </table:table-cell>
              </table:table-row>
              <table:table-row table:style-name="TableLine94878629209856">
                <table:table-cell table:style-name="Table12.A2" office:value-type="string">
                  <text:p text:style-name="P106">Director Design</text:p>
                  <text:list xml:id="list1444894723" text:style-name="L4">
                    <text:list-item>
                      <text:p text:style-name="P167">concurrent jobs</text:p>
                    </text:list-item>
                    <text:list-item>
                      <text:p text:style-name="P167">Schedules</text:p>
                    </text:list-item>
                    <text:list-item>
                      <text:p text:style-name="P167">point of bottle neck</text:p>
                    </text:list-item>
                    <text:list-item>
                      <text:p text:style-name="P167">iptables</text:p>
                    </text:list-item>
                    <text:list-item>
                      <text:p text:style-name="P167"/>
                    </text:list-item>
                  </text:list>
                </table:table-cell>
              </table:table-row>
              <table:table-row table:style-name="TableLine94878629210624">
                <table:table-cell table:style-name="Table12.A2" office:value-type="string">
                  <text:p text:style-name="P106">Client Design</text:p>
                  <text:list xml:id="list2809460055" text:style-name="L5">
                    <text:list-item>
                      <text:p text:style-name="P168"/>
                    </text:list-item>
                  </text:list>
                  <text:p text:style-name="P106"/>
                </table:table-cell>
              </table:table-row>
              <table:table-row table:style-name="TableLine94878629211200">
                <table:table-cell table:style-name="Table12.A2" office:value-type="string">
                  <text:p text:style-name="P106">Storage Design</text:p>
                  <text:p text:style-name="P106">1) pool and volume management</text:p>
                  <text:p text:style-name="P106"/>
                </table:table-cell>
              </table:table-row>
            </table:table>
            <text:p text:style-name="P121"/>
            <text:p text:style-name="P23"/>
            <text:p text:style-name="P109">2 = <text:s/>20</text:p>
            <text:p text:style-name="P109">3 = <text:s/></text:p>
            <text:p text:style-name="P21"/>
            <table:table table:name="Table9" table:style-name="Table9">
              <table:table-column table:style-name="Table9.A"/>
              <table:table-row table:style-name="TableLine94878629214208">
                <table:table-cell table:style-name="Table9.A1" office:value-type="string">
                  <text:p text:style-name="P82">/ <text:span text:style-name="T26">etc / httpd/ conf.d /</text:span></text:p>
                  <text:p text:style-name="P86">httpd config</text:p>
                  <text:p text:style-name="P86">nagiosql database</text:p>
                  <text:p text:style-name="P86">nagios config files</text:p>
                  <text:p text:style-name="P86">nagioslql config files</text:p>
                </table:table-cell>
              </table:table-row>
              <table:table-row table:style-name="TableLine94878629225472">
                <table:table-cell table:style-name="Table9.A2" office:value-type="string">
                  <text:p text:style-name="P83">#cacti-srv-01 ; sujan.tmg, <text:span text:style-name="T28">a</text:span></text:p>
                  <text:p text:style-name="P83">#cacti-lnet-01 : sujan.<text:span text:style-name="T32">tmg, sujan</text:span></text:p>
                  <text:p text:style-name="P92">#cacti-lnet-02 ; <text:span text:style-name="T33">sujant, a</text:span></text:p>
                  <text:p text:style-name="P97">#nagios-srv-01 : sujan.tmg , sujan</text:p>
                  <text:p text:style-name="P98">#nagios-enterprise-</text:p>
                  <text:p text:style-name="P98">#xen-nagios-03, sujant, a</text:p>
                  <text:p text:style-name="P98">#</text:p>
                </table:table-cell>
              </table:table-row>
              <table:table-row table:style-name="TableLine94878629226352">
                <table:table-cell table:style-name="Table9.A2" office:value-type="string">
                  <text:p text:style-name="Table_20_Contents"/>
                </table:table-cell>
              </table:table-row>
            </table:table>
            <text:p text:style-name="P21"/>
          </table:table-cell>
        </table:table-row>
        <table:table-row table:style-name="TableLine94878629295072">
          <table:table-cell table:style-name="Table1.A2" office:value-type="string">
            <text:p text:style-name="P21"/>
          </table:table-cell>
        </table:table-row>
        <table:table-row table:style-name="TableLine94878629396400">
          <table:table-cell table:style-name="Table1.A2" office:value-type="string">
            <text:p text:style-name="P25">***restore error *****</text:p>
            <text:p text:style-name="P24">FD errors = 2</text:p>
            <text:p text:style-name="P25">SD termination status = 0</text:p>
            <text:p text:style-name="P25">FD termination status = 0</text:p>
            <text:p text:style-name="P25"/>
            <text:p text:style-name="P25"/>
            <text:p text:style-name="P26">check passsword</text:p>
            <text:p text:style-name="P26"/>
            <text:p text:style-name="P27">bootstrap</text:p>
            <text:p text:style-name="P27"/>
            <text:p text:style-name="P27">only backup the indicated file not its path</text:p>
            <text:p text:style-name="P27"><text:soft-page-break/></text:p>
            <text:p text:style-name="P27">logrotate and rsync</text:p>
            <text:p text:style-name="P27"/>
          </table:table-cell>
        </table:table-row>
        <table:table-row table:style-name="TableLine94878629404848">
          <table:table-cell table:style-name="Table1.A2" office:value-type="string">
            <text:p text:style-name="P28">Socket is terminated on call.</text:p>
            <text:p text:style-name="P28"/>
          </table:table-cell>
        </table:table-row>
        <table:table-row table:style-name="TableLine94878629405344">
          <table:table-cell table:style-name="Table1.A2" office:value-type="string">
            <text:p text:style-name="P29"/>
            <text:p text:style-name="P29"/>
            <text:p text:style-name="P72"/>
            <text:p text:style-name="P72"/>
          </table:table-cell>
        </table:table-row>
        <table:table-row table:style-name="TableLine94878629406192">
          <table:table-cell table:style-name="Table1.A2" office:value-type="string">
            <text:p text:style-name="P123">Automatic Volume labeling is enabled by making a change to both the Pool resource (Director) and to the Device resource (Storage daemon) shown above. In the case of the Pool resource, you must provide Bacula with a label format that it will use to create new names. In the simplest form, the label format is simply the Volume name, to which Bacula will append a four digit number. This number starts at 0001 and is incremented for each Volume the catalog contains. Thus if you modify your Pool resource to be: </text:p>
            <text:p text:style-name="P13"/>
            <text:p text:style-name="P13"/>
            <text:p text:style-name="P13"/>
            <text:p text:style-name="P13"/>
            <text:p text:style-name="P13"/>
            <text:p text:style-name="P13"/>
            <text:p text:style-name="P13"/>
            <text:p text:style-name="P13"/>
            <text:p text:style-name="P13"/>
            <text:p text:style-name="P13">Pool {</text:p>
            <text:p text:style-name="P13"><text:s text:c="2"/>Name = File</text:p>
            <text:p text:style-name="P13"><text:s text:c="2"/>Pool Type = Backup</text:p>
            <text:p text:style-name="P13"><text:s text:c="2"/>Volume Use Duration = 23h</text:p>
            <text:p text:style-name="P12"># need to test this first:</text:p>
            <text:p text:style-name="P12"/>
            <text:p text:style-name="P13"><text:s/><text:span text:style-name="T2"><text:s/>Label Format = "${Client}-${Level}-${year}-${month}-${Day}-${hour}"</text:span></text:p>
            <text:p text:style-name="P13"/>
            <text:p text:style-name="P13"><text:s text:c="2"/>L<text:span text:style-name="T2">abelFormat = "Vol"</text:span> <text:span text:style-name="T4"># need to name of client here and date </text:span></text:p>
            <text:p text:style-name="P13"/>
            <text:p text:style-name="P9">}</text:p>
            <text:p text:style-name="P154">Bacula will create Volume names Vol0001, Vol0002, and so on when new Volumes are needed. Much more complex and elaborate labels can be created using variable expansion defined in the Variable ExpansionVarsChapter chapter of this manual. </text:p>
            <text:p text:style-name="P154">The second change that is necessary to make automatic labeling work is to give the Storage daemon permission to automatically label Volumes. Do so by adding <text:span text:style-name="T1">LabelMedia = yes</text:span> to the Device resource as follows: </text:p>
            <text:p text:style-name="P13">Device {</text:p>
            <text:p text:style-name="P13"><text:s text:c="2"/>Name = File</text:p>
            <text:p text:style-name="P13"><text:s text:c="2"/>Media Type = File</text:p>
            <text:p text:style-name="P13"><text:s text:c="2"/>Archive Device = /home/bacula/backups</text:p>
            <text:p text:style-name="P13"><text:s text:c="2"/>Random Access = Yes;</text:p>
            <text:p text:style-name="P13"><text:s text:c="2"/>AutomaticMount = yes;</text:p>
            <text:p text:style-name="P13"><text:s text:c="2"/>RemovableMedia = no;</text:p>
            <text:p text:style-name="P13"><text:s text:c="2"/>AlwaysOpen = no;</text:p>
            <text:p text:style-name="P13"><text:s/><text:span text:style-name="T2"><text:s/>LabelMedia = yes</text:span></text:p>
            <text:p text:style-name="P9">}</text:p>
            <text:p text:style-name="P30"><text:soft-page-break/></text:p>
          </table:table-cell>
        </table:table-row>
        <table:table-row table:style-name="TableLine94878629406832">
          <table:table-cell table:style-name="Table1.A2" office:value-type="string">
            <text:p text:style-name="P124">Backup sql:</text:p>
            <text:p text:style-name="P124"/>
            <text:p text:style-name="P124">A simple and easy method for creating MySQL backups is to use the mysqldump command. This command will create a simple .sql file of an existing database, which can then be restored to any other empty MySQL database. This article will work for any Linux distribution running MySQL.</text:p>
            <text:p text:style-name="P154">1. Back up the database using the following command:</text:p>
            <text:p text:style-name="P154"><text:span text:style-name="Strong_20_Emphasis">mysqldump -u [username] –p[password] [database_name] &gt; [dump_file.sql]</text:span></text:p>
            <text:p text:style-name="P154">The parameters of the said command as follows:</text:p>
            <text:p text:style-name="P154"><text:span text:style-name="Strong_20_Emphasis">[username]</text:span> - A valid MySQL username.</text:p>
            <text:p text:style-name="P154"><text:span text:style-name="Strong_20_Emphasis">[password]</text:span><text:span text:style-name="Emphasis"> </text:span>- A valid MySQL password for the user.</text:p>
            <text:p text:style-name="P154"><text:span text:style-name="Strong_20_Emphasis">[database_name]</text:span><text:span text:style-name="Emphasis"> </text:span>- A valid Database name you want to take backup.</text:p>
            <text:p text:style-name="P154"><text:span text:style-name="Strong_20_Emphasis">[dump_file.sql]</text:span><text:span text:style-name="Emphasis"> </text:span>- The name of backup dump file you want to generate.</text:p>
            <text:p text:style-name="P154"> </text:p>
            <text:p text:style-name="P154">2. Restore the backup to a local database server - the mysql command will let you take the contents of a .sql file backup, and restore it directly to a database. This is the syntax for the command:</text:p>
            <text:p text:style-name="P154"><text:span text:style-name="Strong_20_Emphasis">mysql -u [username] –p[password] [database_name] &lt; [dump_file.sql]</text:span></text:p>
            <text:p text:style-name="P154"> </text:p>
            <text:p text:style-name="P154">3. Restore the backup to a remote database server - you can also use the mysql command to restore a .sql file backup to a remote MySQL server. If you have another server running MySQL, and you have the database credentials, you can define a hostname in the command by adding the <text:span text:style-name="Strong_20_Emphasis">-h</text:span> flag to specify a hostname. This changes the syntax of the command to:</text:p>
            <text:p text:style-name="P154"><text:span text:style-name="Strong_20_Emphasis"> </text:span><text:span text:style-name="Emphasis">mysql –h [hostname] –u [username] –p[password] [database_name] &lt; [dump_file.sql]</text:span></text:p>
            <text:p text:style-name="P154">As long as you have the correct credentials and the remote server is running, you will be able to restore the database remotely.</text:p>
            <text:p text:style-name="P124"/>
            <text:p text:style-name="P124"/>
          </table:table-cell>
        </table:table-row>
        <table:table-row table:style-name="TableLine94878629407472">
          <table:table-cell table:style-name="Table1.A2" office:value-type="string">
            <text:p text:style-name="P125">No overwrite takes place .<text:line-break/>Incremental backup:<text:line-break/>but no incremental restore:</text:p>
            <text:p text:style-name="P125"/>
            <text:p text:style-name="P144"/>
          </table:table-cell>
        </table:table-row>
        <table:table-row table:style-name="TableLine94878629408160">
          <table:table-cell table:style-name="Table1.A2" office:value-type="string">
            <text:p text:style-name="P145">Basic Volume Management</text:p>
            <text:p text:style-name="P145">- pools , Volumes , Labels:</text:p>
          </table:table-cell>
        </table:table-row>
        <text:soft-page-break/>
        <table:table-row table:style-name="TableLine94878629408768">
          <table:table-cell table:style-name="Table1.A2" office:value-type="string">
            <text:p text:style-name="P145">Scheduling:</text:p>
          </table:table-cell>
        </table:table-row>
        <table:table-row table:style-name="TableLine94878629409376">
          <table:table-cell table:style-name="Table1.A2" office:value-type="string">
            <text:p text:style-name="P145">RunBeforeJob = "/opt/bacula/scripts/manual_prune.pl --doprune –expired"</text:p>
          </table:table-cell>
        </table:table-row>
        <table:table-row table:style-name="TableLine94878629410064">
          <table:table-cell table:style-name="Table1.A2" office:value-type="string">
            <text:p text:style-name="P126">THINGS TO BE CONSIDERED BEFORE DISIGNING BACULA :</text:p>
            <text:p text:style-name="P145">To summarize, Bacula Systems advises you to:</text:p>
            <text:p text:style-name="P145">◾ send the BSR files created by backing up your catalog to an email address</text:p>
            <text:p text:style-name="P145">that is on a separate machine.</text:p>
            <text:p text:style-name="P145">Write a bootstrap file to a separate system for each backup job. The Write Bootstrap directive is described in the Director Configurationwritebootstrap chapter of the manual, and more details are available in the Bootstrap FileBootstrapChapter chapter. Also, the default bacula-dir.conf comes with a Write Bootstrap directive defined. This allows you to recover the state of your system as of the last backup.</text:p>
            <text:p text:style-name="P145"/>
            <text:p text:style-name="P145"/>
            <text:p text:style-name="P145">◾ Properly configure your Pools with limits on the usage duration and the</text:p>
            <text:p text:style-name="P145">maximum size of your volumes</text:p>
            <text:p text:style-name="P145">◾ configure the truncate operation for purged volumes</text:p>
            <text:p text:style-name="P145">◾ turn off AutoPrune, and prune your volumes regularly</text:p>
            <text:p text:style-name="P145">◾ label your volumes automatically with AutoLabel</text:p>
            <text:p text:style-name="P145">◾ configure multiple devices in the Storage daemon and group them in a Virtual</text:p>
            <text:p text:style-name="P145">Autochanger resource in the Director’s configuration file</text:p>
            <text:p text:style-name="P145">◾ configure extra Device dedicated for Restore in the Virtual Autochanger</text:p>
            <text:p text:style-name="P145">◾ use a different MediaType for each physical location</text:p>
            <text:p text:style-name="P145">◾ limit the Maximum Concurrent Jobs for each device</text:p>
            <text:p text:style-name="P145">◾ test your disk system to find the best global Maximum Concurrent Jobs for</text:p>
            <text:p text:style-name="P145">the Storage daemon</text:p>
            <text:p text:style-name="P145">◾ turn on attribute spooling on all your jobs (Spool Attributes=Yes)</text:p>
            <text:p text:style-name="P145">◾ use xfs with barrier=0 over traditional filesystems such as ext3</text:p>
            <text:p text:style-name="P145">◾ use new filesystems such as ext4, zfs or btrfs, xfs, specially if your storage array</text:p>
            <text:p text:style-name="P145">is larger than 8TB</text:p>
            <text:p text:style-name="P145">◾ if possible mirror your volumes to another place over the network, or to copy</text:p>
            <text:p text:style-name="P145">important volumes to tape</text:p>
            <text:p text:style-name="P145">◾ either turn on Accurate in your Job resources or as a compromise turn it on</text:p>
            <text:p text:style-name="P145"><text:soft-page-break/>once a week in a Schedule resource</text:p>
            <text:p text:style-name="P145">◾ use MaxFullInterval = 31 to ensure you always have a current Full backup</text:p>
          </table:table-cell>
        </table:table-row>
        <table:table-row table:style-name="TableLine94878629410752">
          <table:table-cell table:style-name="Table1.A2" office:value-type="string">
            <text:p text:style-name="P127">Automatic labelling</text:p>
            <text:p text:style-name="P127">check if the job run on schedule:</text:p>
            <text:p text:style-name="P127">-<text:span text:style-name="T6">with automatic labelling, <text:s/>could see the job status with</text:span></text:p>
            <text:p text:style-name="P127"><text:span text:style-name="T6">- </text:span><text:span text:style-name="T10">status director ( displays recent job with status)</text:span></text:p>
            <text:p text:style-name="P127">- <text:span text:style-name="T10">list volumes (volumes made with the completion of job)</text:span></text:p>
            <text:p text:style-name="P127"/>
            <text:p text:style-name="P127">check config file why all the backups are written on first volume name though other volumes are created:</text:p>
            <text:p text:style-name="P127">- <text:span text:style-name="T6">Maximum no. of job = 1 (set it to one, before the creation of new volume in Pool <text:s/>Defination)</text:span></text:p>
            <text:p text:style-name="P146">- by default: it is 0. which allows unlimited no. of job writes until other clauses are not met.</text:p>
            <text:p text:style-name="P127"><text:span text:style-name="T6">- every backup would take place in first volume though other volumes are also labelled with </text:span><text:span text:style-name="T10">Label </text:span><text:span text:style-name="T6">command in console. Even the backup also take place from it.</text:span></text:p>
            <text:p text:style-name="P146"/>
            <text:p text:style-name="P147"><text:line-break/></text:p>
          </table:table-cell>
        </table:table-row>
        <table:table-row table:style-name="TableLine94878629411440">
          <table:table-cell table:style-name="Table1.A2" office:value-type="string">
            <text:p text:style-name="P130">Schedule job not running (How to check)</text:p>
            <text:p text:style-name="P130">- <text:span text:style-name="T6">schedule job runs efficiently with automatic job scheduling:</text:span></text:p>
            <text:p text:style-name="P130"/>
          </table:table-cell>
        </table:table-row>
        <table:table-row table:style-name="TableLine94878629412128">
          <table:table-cell table:style-name="Table1.A2" office:value-type="string">
            <text:p text:style-name="P130">Automatic volume naming not taking place: (How to check)</text:p>
            <text:p text:style-name="P148"/>
            <text:p text:style-name="P130"><text:span text:style-name="T7">- </text:span><text:span text:style-name="T8">new device </text:span><text:span text:style-name="T9">resources </text:span><text:span text:style-name="T8">defination in bacula-fd</text:span></text:p>
            <text:p text:style-name="P149"><text:s text:c="5"/>name = Filestorage2</text:p>
            <text:p text:style-name="P130"><text:span text:style-name="T8">- new Pool </text:span><text:span text:style-name="T9">resource</text:span><text:span text:style-name="T8"> defination in bacula-dir</text:span></text:p>
            <text:p text:style-name="P149"><text:s text:c="5"/>name = Pool1 Label Format = "${Job}-${Year}-${Month:p/2/0/r}-${Day:p/2/0/r}"</text:p>
            <text:p text:style-name="P130"><text:span text:style-name="T8">- </text:span><text:span text:style-name="T9">new Storage resource defination in bacula-dir</text:span></text:p>
            <text:p text:style-name="P150">- </text:p>
            <text:p text:style-name="P149"/>
            <text:p text:style-name="P131"><text:span text:style-name="T5">- Now in Job defination, use Job </text:span><text:span text:style-name="T9">new storage , new pool and new Device;</text:span></text:p>
            <text:p text:style-name="P150">- check for only <text:span text:style-name="T2">max volume jobs =1;</text:span></text:p>
            <text:p text:style-name="P150"><text:soft-page-break/></text:p>
            <text:p text:style-name="P149"><text:s text:c="8"/></text:p>
            <text:p text:style-name="P149"/>
            <text:p text:style-name="P148"/>
            <text:p text:style-name="P130"/>
            <text:p text:style-name="P130"/>
          </table:table-cell>
        </table:table-row>
        <table:table-row table:style-name="TableLine94878629412816">
          <table:table-cell table:style-name="Table1.A2" office:value-type="string">
            <text:p text:style-name="P128">- <text:span text:style-name="T11">variable expansion:</text:span></text:p>
            <text:p text:style-name="P129"/>
            <text:p text:style-name="P10"><text:span text:style-name="Strong_20_Emphasis">Internal Variables</text:span> </text:p>
            <text:p text:style-name="P7"><text:bookmark text:name="339"/>Internal variables are read-only, and may be related to the current job (i.e. Job name), or maybe special variables such as the date and time. The following variables are available: </text:p>
            <text:p text:style-name="P11">Year </text:p>
            <text:p text:style-name="P6">- the full year </text:p>
            <text:p text:style-name="P11">Month </text:p>
            <text:p text:style-name="P6">- the current month 1-12 </text:p>
            <text:p text:style-name="P11">Day </text:p>
            <text:p text:style-name="P6">- the day of the month 1-31 </text:p>
            <text:p text:style-name="P11">Hour </text:p>
            <text:p text:style-name="P6">- the hour 0-24 </text:p>
            <text:p text:style-name="P11">Minute </text:p>
            <text:p text:style-name="P6">- the current minute 0-59 </text:p>
            <text:p text:style-name="P11">Second </text:p>
            <text:p text:style-name="P6">- the current second 0-59 </text:p>
            <text:p text:style-name="P11">WeekDay </text:p>
            <text:p text:style-name="P6">- the current day of the week 0-6 with 0 being Sunday </text:p>
            <text:p text:style-name="P11">Job </text:p>
            <text:p text:style-name="P6">- the job name </text:p>
            <text:p text:style-name="P11">general </text:p>
            <text:p text:style-name="P6">- the Director's name </text:p>
            <text:p text:style-name="P11">Level </text:p>
            <text:p text:style-name="P6">- the Job Level </text:p>
            <text:p text:style-name="P11">Type </text:p>
            <text:p text:style-name="P6">- the Job type </text:p>
            <text:p text:style-name="P11">JobId </text:p>
            <text:p text:style-name="P6">- the JobId </text:p>
            <text:p text:style-name="P11">JobName </text:p>
            <text:p text:style-name="P6">- the unique job name composed of Job and date </text:p>
            <text:p text:style-name="P11">Storage </text:p>
            <text:p text:style-name="P6">- the Storage daemon's name </text:p>
            <text:p text:style-name="P11">Client </text:p>
            <text:p text:style-name="P6">- the Client's name </text:p>
            <text:p text:style-name="P11">NumVols </text:p>
            <text:p text:style-name="P6">- the current number of Volumes in the Pool </text:p>
            <text:p text:style-name="P11">Pool </text:p>
            <text:p text:style-name="P6">- the Pool name </text:p>
            <text:p text:style-name="P11"><text:soft-page-break/>Catalog </text:p>
            <text:p text:style-name="P6">- the Catalog name </text:p>
            <text:p text:style-name="P11">MediaType </text:p>
            <text:p text:style-name="P7">- the Media Type </text:p>
            <text:p text:style-name="P129"/>
            <text:p text:style-name="P129">To create an ISO date: </text:p>
            <text:p text:style-name="P9"><text:s text:c="2"/>DLT-${Year}-${Month:p/2/0/r}-${Day:p/2/0/r}</text:p>
            <text:p text:style-name="P154">on 20 June 2003 would give <text:span text:style-name="T1">DLT-2003-06-20</text:span> </text:p>
            <text:p text:style-name="P129"/>
          </table:table-cell>
        </table:table-row>
        <table:table-row table:style-name="TableLine94878629413504">
          <table:table-cell table:style-name="Table1.A2" office:value-type="string">
            <text:p text:style-name="P132">- All backups inside same volume name :(Check config for it)</text:p>
            <text:p text:style-name="P132">- <text:span text:style-name="T6">one argument in Pool defination required:</text:span></text:p>
            <text:p text:style-name="P146"/>
            <text:p text:style-name="P132"/>
          </table:table-cell>
        </table:table-row>
        <table:table-row table:style-name="TableLine94878629414192">
          <table:table-cell table:style-name="Table1.A2" office:value-type="string">
            <text:p text:style-name="P133">BVFS</text:p>
          </table:table-cell>
        </table:table-row>
        <table:table-row table:style-name="TableLine94878629414880">
          <table:table-cell table:style-name="Table1.A2" office:value-type="string">
            <text:p text:style-name="P134">Configuration management with config.d </text:p>
            <text:p text:style-name="P135">making file in </text:p>
            <text:list xml:id="list2672293637" text:style-name="L6">
              <text:list-item>
                <text:p text:style-name="P179">config.d/jobs</text:p>
              </text:list-item>
              <text:list-item>
                <text:p text:style-name="P179">config.d/storages.d</text:p>
              </text:list-item>
              <text:list-item>
                <text:p text:style-name="P179">config.d/schedules.d</text:p>
              </text:list-item>
              <text:list-item>
                <text:p text:style-name="P179">etc</text:p>
              </text:list-item>
            </text:list>
            <text:p text:style-name="P135">@ | find etc/bacula /config.d -type f -name *.<text:span text:style-name="T12">conf</text:span> -exec @{} \;</text:p>
            <text:p text:style-name="P136">-testing in 172.28.255.16</text:p>
            <text:p text:style-name="P135"><text:a xlink:type="simple" xlink:href="http://blog.bacula.org/doku.php?id=sample_configs" text:style-name="Internet_20_link" text:visited-style-name="Visited_20_Internet_20_Link">http://blog.bacula.org/doku.php?id=sample_configs</text:a></text:p>
          </table:table-cell>
        </table:table-row>
        <table:table-row table:style-name="TableLine94878629415568">
          <table:table-cell table:style-name="Table1.A2" office:value-type="string">
            <text:p text:style-name="P137">#REAL CASE BACKUP:</text:p>
            <text:p text:style-name="P138"/>
          </table:table-cell>
        </table:table-row>
        <table:table-row table:style-name="TableLine94878629416256">
          <table:table-cell table:style-name="Table1.A2" office:value-type="string">
            <text:p text:style-name="P151">- <text:span text:style-name="T13">different pool for Incremental, differential and full backups.</text:span></text:p>
            <text:p text:style-name="P151">- <text:span text:style-name="T13">size of pools, How to determine</text:span></text:p>
            <text:p text:style-name="P151">- <text:span text:style-name="T13">automatic volume purning:</text:span></text:p>
            <text:p text:style-name="P151">- </text:p>
          </table:table-cell>
        </table:table-row>
        <table:table-row table:style-name="TableLine94878629416944">
          <table:table-cell table:style-name="Table1.A2" office:value-type="string">
            <text:p text:style-name="P139">TESTING:</text:p>
            <text:p text:style-name="P140">-<text:span text:style-name="T14">understand and memorize the best practices.</text:span></text:p>
            <text:p text:style-name="P140"><text:soft-page-break/>-<text:span text:style-name="T15">reviewing our present backup system.</text:span></text:p>
            <text:p text:style-name="P140">-large size file backup</text:p>
            <text:p text:style-name="P140">- simultaneous files backups</text:p>
            <text:p text:style-name="P140">- what if one storage fails,</text:p>
            <text:p text:style-name="P140">- what if bacula-dir or bacula-fd fails</text:p>
            <text:p text:style-name="P140">- mysql dump,sudo yum install postgresql-server postgresql-contrib</text:p>
            <text:p text:style-name="P140">-differential backup reviewing.</text:p>
            <text:p text:style-name="P140">- <text:span text:style-name="T16">automatic purning and purging.</text:span></text:p>
            <text:p text:style-name="P140"/>
            <text:p text:style-name="P143">Install pg admin:</text:p>
            <text:p text:style-name="P143">https://computingforgeeks.com/how-to-install-pgadmin-on-centos-fedora/</text:p>
          </table:table-cell>
        </table:table-row>
        <table:table-row table:style-name="TableLine94878629417632">
          <table:table-cell table:style-name="Table1.A2" office:value-type="string">
            <text:p text:style-name="P141">#Testing with cacti-fdr-01</text:p>
            <text:p text:style-name="P142">sujan.tmg , sameoldlink</text:p>
            <text:list xml:id="list1881880973" text:style-name="L7">
              <text:list-item>
                <text:p text:style-name="P180">job ( BackupCacti-1, BackupCacti-2)</text:p>
              </text:list-item>
              <text:list-item>
                <text:p text:style-name="P180">Schedule (BackupCacti)</text:p>
              </text:list-item>
              <text:list-item>
                <text:p text:style-name="P180">Storage (same @ 172.28.255.<text:span text:style-name="T17">16</text:span> ) </text:p>
              </text:list-item>
              <text:list-item>
                <text:p text:style-name="P181">Pools (BackupCacti-1, BackupCacti-2) <text:s/>with automatic volume labelling</text:p>
              </text:list-item>
              <text:list-item>
                <text:p text:style-name="P181">schedule (“BackupCacti”)</text:p>
              </text:list-item>
              <text:list-item>
                <text:p text:style-name="P181">Client , (cacti-fdr-01)</text:p>
              </text:list-item>
              <text:list-item>
                <text:p text:style-name="P182">Filesets to backup (“<text:span text:style-name="T18">Cacti RRA set (Backup-1), Cacti image set (Backup-2))</text:span>”</text:p>
              </text:list-item>
              <text:list-item>
                <text:p text:style-name="P183">max volume write setting</text:p>
              </text:list-item>
            </text:list>
          </table:table-cell>
        </table:table-row>
        <table:table-row table:style-name="TableLine94878629418320">
          <table:table-cell table:style-name="Table1.A2" office:value-type="string">
            <text:p text:style-name="P137"/>
          </table:table-cell>
        </table:table-row>
      </table:table>
      <text:p text:style-name="P19"/>
      <text:p text:style-name="P19"/>
      <text:p text:style-name="P19"/>
      <table:table table:name="Table2" table:style-name="Table2">
        <table:table-column table:style-name="Table2.A"/>
        <table:table-row table:style-name="TableLine94878629419984">
          <table:table-cell table:style-name="Table2.A1" office:value-type="string">
            <text:p text:style-name="P31">WEB GUI FOR BACULA:</text:p>
            <text:list xml:id="list2796250895" text:style-name="L8">
              <text:list-item>
                <text:p text:style-name="P169">baculum api</text:p>
              </text:list-item>
              <text:list-item>
                <text:p text:style-name="P169">baculum</text:p>
              </text:list-item>
              <text:list-item>
                <text:p text:style-name="P169">bacula-web</text:p>
              </text:list-item>
              <text:list-item>
                <text:p text:style-name="P169"/>
              </text:list-item>
            </text:list>
          </table:table-cell>
        </table:table-row>
        <table:table-row table:style-name="TableLine94878629465344">
          <table:table-cell table:style-name="Table2.A2" office:value-type="string">
            <text:p text:style-name="P33"/>
            <text:p text:style-name="P33"/>
            <text:p text:style-name="P33">BACULUM: A WEB INTERFACE FOR BACULA</text:p>
          </table:table-cell>
        </table:table-row>
        <table:table-row table:style-name="TableLine94878629482032">
          <table:table-cell table:style-name="Table2.A2" office:value-type="string">
            <text:p text:style-name="P154">For rpm binary there are the following packages: </text:p>
            <text:list xml:id="list1870958434" text:style-name="L9">
              <text:list-item>
                <text:p text:style-name="P185">baculum-api - main Baculum API package with application files </text:p>
              </text:list-item>
              <text:list-item>
                <text:p text:style-name="P185"><text:soft-page-break/>baculum-api-httpd - Apache web server configuration files for Baculum API </text:p>
              </text:list-item>
              <text:list-item>
                <text:p text:style-name="P185">baculum-api-lighttpd - Lighttpd web server configuration files for Baculum API </text:p>
              </text:list-item>
              <text:list-item>
                <text:p text:style-name="P185">baculum-common - Common files for Baculum API and Baculum Web </text:p>
              </text:list-item>
              <text:list-item>
                <text:p text:style-name="P185">baculum-web - main Baculum Web package with application files </text:p>
              </text:list-item>
              <text:list-item>
                <text:p text:style-name="P185">baculum-web-httpd - Apache web server configuration files for Baculum Web </text:p>
              </text:list-item>
              <text:list-item>
                <text:p text:style-name="P184">baculum-web-lighttpd - Lighttpd web server configuration files for Baculum Web </text:p>
              </text:list-item>
            </text:list>
            <text:p text:style-name="P72"/>
          </table:table-cell>
        </table:table-row>
        <table:table-row table:style-name="TableLine94878629483760">
          <table:table-cell table:style-name="Table2.A2" office:value-type="string">
            <text:p text:style-name="P19">rpm --import https://bacula.org/downloads/baculum/baculum.pub</text:p>
            <text:p text:style-name="P19">echo "</text:p>
            <text:p text:style-name="P19">[baculumrepo]</text:p>
            <text:p text:style-name="P19">name=Baculum CentOS repository</text:p>
            <text:p text:style-name="P19">baseurl=https://www.bacula.org/downloads/baculum/stable/centos</text:p>
            <text:p text:style-name="P19">gpgcheck=1</text:p>
            <text:p text:style-name="P19">enabled=1" &gt; /etc/yum.repos.d/baculum.repo</text:p>
            <text:p text:style-name="P19">yum install -y baculum-common baculum-api baculum-api-httpd baculum-web baculum-web-httpd</text:p>
            <text:p text:style-name="P19">echo "Defaults:apache "'!'"requiretty</text:p>
            <text:p text:style-name="P19">apache ALL=NOPASSWD: /usr/sbin/bconsole</text:p>
            <text:p text:style-name="P19">apache ALL=NOPASSWD: /usr/sbin/bdirjson</text:p>
            <text:p text:style-name="P19">apache ALL=NOPASSWD: /usr/sbin/bsdjson</text:p>
            <text:p text:style-name="P19">apache ALL=NOPASSWD: /usr/sbin/bfdjson</text:p>
            <text:p text:style-name="P19">apache ALL=NOPASSWD: /usr/sbin/bbconsjson</text:p>
            <text:p text:style-name="P19">apache ALL=(root) NOPASSWD: /usr/bin/systemctl start bacula-dir</text:p>
            <text:p text:style-name="P19">apache ALL=(root) NOPASSWD: /usr/bin/systemctl stop bacula-dir</text:p>
            <text:p text:style-name="P19">apache ALL=(root) NOPASSWD: /usr/bin/systemctl restart bacula-dir</text:p>
            <text:p text:style-name="P19">apache ALL=(root) NOPASSWD: /usr/bin/systemctl start bacula-sd</text:p>
            <text:p text:style-name="P19">apache ALL=(root) NOPASSWD: /usr/bin/systemctl stop bacula-sd</text:p>
            <text:p text:style-name="P19">apache ALL=(root) NOPASSWD: /usr/bin/systemctl restart bacula-sd</text:p>
            <text:p text:style-name="P19">apache ALL=(root) NOPASSWD: /usr/bin/systemctl start bacula-fd</text:p>
            <text:p text:style-name="P19">apache ALL=(root) NOPASSWD: /usr/bin/systemctl stop bacula-fd</text:p>
            <text:p text:style-name="P19">apache ALL=(root) NOPASSWD: /usr/bin/systemctl restart bacula-fd</text:p>
            <text:p text:style-name="P19">apache ALL=(root) NOPASSWD: /opt/bacula/bin/mtx-changer</text:p>
            <text:p text:style-name="P19">" &gt; /etc/sudoers.d/baculum</text:p>
            <text:p text:style-name="P19">usermod -aG bacula apache</text:p>
            <text:p text:style-name="P19">chown -R apache:bacula /opt/bacula/working /opt/bacula/etc</text:p>
            <text:p text:style-name="P19">chmod -R g+rwx /opt/bacula/working /opt/bacula/etc</text:p>
            <text:p text:style-name="P19">firewall-cmd --permanent --zone=public --add-port=9095-9096/tcp</text:p>
            <text:p text:style-name="P19">firewall-cmd --reload</text:p>
            <text:p text:style-name="P19">service httpd restart</text:p>
            <text:p text:style-name="P19">systemctl enable httpd</text:p>
            <text:p text:style-name="P19">sed -i 's/ident/trust/g; s/peer/trust/g' /var/lib/pgsql/data/pg_hba.conf</text:p>
            <text:p text:style-name="P19">service postgresql restart</text:p>
            <text:p text:style-name="P19">server_ip=$(ip route get 8.8.8.8 | awk 'NR==1 {print $NF}')</text:p>
            <text:p text:style-name="P19">echo "Use the Internet browser to access and configure Baculum API http://$server_ip:9096/ and then Baculum http://$server_ip:9095/"</text:p>
            <text:p text:style-name="P152">-running installation with script stuck @ connecting to db while configuring the api things.</text:p>
            <text:p text:style-name="P153">172.28.255.18:</text:p>
          </table:table-cell>
        </table:table-row>
        <text:soft-page-break/>
        <table:table-row table:style-name="TableLine94878629486848">
          <table:table-cell table:style-name="Table2.A2" office:value-type="string">
            <text:h text:style-name="P2" text:outline-level="1"><text:bookmark text:name="SECTION00380000000000000000"/>Running Baculum API and Web for the First Time</text:h>
            <text:h text:style-name="P3" text:outline-level="2"><text:bookmark text:name="SECTION00381000000000000000"/>Running Baculum API</text:h>
            <text:p text:style-name="P154">Access to Baculum API from web browser: http://localhost:9096</text:p>
            <text:p text:style-name="P154">First time login: admin</text:p>
            <text:p text:style-name="P154">First time password: admin</text:p>
            <text:h text:style-name="P3" text:outline-level="2"><text:bookmark text:name="SECTION00382000000000000000"/>Running Baculum Web</text:h>
            <text:p text:style-name="P154">Access to Baculum Web from web browser: http://localhost:9095</text:p>
            <text:p text:style-name="P154">First time login: admin</text:p>
            <text:p text:style-name="P154">First time password: admin</text:p>
            <text:p text:style-name="P72">-</text:p>
            <text:p text:style-name="P72"/>
          </table:table-cell>
        </table:table-row>
      </table:table>
      <text:p text:style-name="P19"/>
      <table:table table:name="Table3" table:style-name="Table3">
        <table:table-column table:style-name="Table3.A"/>
        <table:table-row table:style-name="TableLine94878629469776">
          <table:table-cell table:style-name="Table3.A1" office:value-type="string">
            <text:p text:style-name="P34">ANSIBLE</text:p>
          </table:table-cell>
        </table:table-row>
        <table:table-row table:style-name="TableLine94878629598528">
          <table:table-cell table:style-name="Table3.A2" office:value-type="string">
            <text:list xml:id="list2334410615" text:style-name="L10">
              <text:list-item>
                <text:p text:style-name="P170">Controller, Master, Ansible Engine</text:p>
              </text:list-item>
              <text:list-item>
                <text:p text:style-name="P170">Control Nodes</text:p>
              </text:list-item>
              <text:list-item>
                <text:p text:style-name="P170">Inventory</text:p>
              </text:list-item>
              <text:list-item>
                <text:p text:style-name="P170">Playbook</text:p>
              </text:list-item>
            </text:list>
            <text:p text:style-name="P43"/>
          </table:table-cell>
        </table:table-row>
        <table:table-row table:style-name="TableLine94878629594832">
          <table:table-cell table:style-name="Table3.A2" office:value-type="string">
            <text:p text:style-name="P43">Installation in Centos:</text:p>
            <text:p text:style-name="P43">- yum install epel-release</text:p>
            <text:p text:style-name="P43">- yum install ansible</text:p>
            <text:p text:style-name="P43"/>
          </table:table-cell>
        </table:table-row>
        <table:table-row table:style-name="TableLine94878629604928">
          <table:table-cell table:style-name="Table3.A2" office:value-type="string">
            <text:p text:style-name="P44">Preconfiguration:</text:p>
            <text:p text:style-name="P44">- python should be installed on all nodes, master and controlled nodes</text:p>
            <text:p text:style-name="P44">- since it works with ssh, following things should be configured:</text:p>
            <text:list xml:id="list4101249049" text:style-name="L11">
              <text:list-item>
                <text:p text:style-name="P171">password authentication</text:p>
              </text:list-item>
              <text:list-item>
                <text:p text:style-name="P171">password less authentication: ssh ansible@host_name</text:p>
                <text:list>
                  <text:list-item>
                    <text:p text:style-name="P171">make common ansible user in all host with simialr password with sudo previliges</text:p>
                  </text:list-item>
                  <text:list-item>
                    <text:p text:style-name="P171">edit sudoer files to ensure sudo previliges</text:p>
                  </text:list-item>
                  <text:list-item>
                    <text:p text:style-name="P171">enable password authentication @ ssh_conf file</text:p>
                  </text:list-item>
                  <text:list-item>
                    <text:p text:style-name="P171">generate key @ master and copy it to all other hosts.</text:p>
                  </text:list-item>
                </text:list>
              </text:list-item>
            </text:list>
            <text:p text:style-name="P44"/>
            <text:p text:style-name="P44">-<text:span text:style-name="T19">test connection:</text:span></text:p>
            <text:p text:style-name="P44"/>
            <text:p text:style-name="P44"/>
          </table:table-cell>
        </table:table-row>
        <table:table-row table:style-name="TableLine94878629606256">
          <table:table-cell table:style-name="Table3.A2" office:value-type="string">
            <text:p text:style-name="P45">Config file to install fd client in all managed nodes:</text:p>
            <text:p text:style-name="P45"/>
            <text:list xml:id="list2434915637" text:style-name="L12">
              <text:list-item>
                <text:p text:style-name="P172">-<text:span text:style-name="T3">make sure to run the every operation in ansible with ansible user.</text:span></text:p>
              </text:list-item>
              <text:list-item>
                <text:p text:style-name="P159"><text:soft-page-break/>- <text:span text:style-name="T20">disable host key checking</text:span></text:p>
                <text:list>
                  <text:list-item>
                    <text:p text:style-name="P160">In ansible.cfg: (#host_key_checking = False ) </text:p>
                  </text:list-item>
                </text:list>
              </text:list-item>
            </text:list>
            <text:p text:style-name="P35"/>
            <text:list xml:id="list131142788343452" text:continue-numbering="true" text:style-name="L12">
              <text:list-item>
                <text:p text:style-name="P160"/>
              </text:list-item>
            </text:list>
          </table:table-cell>
        </table:table-row>
        <table:table-row table:style-name="TableLine94878629606976">
          <table:table-cell table:style-name="Table3.A2" office:value-type="string">
            <text:p text:style-name="P46">Dynamic Inventory:</text:p>
            <text:p text:style-name="P46"/>
            <text:p text:style-name="P46"/>
          </table:table-cell>
        </table:table-row>
        <table:table-row table:style-name="TableLine94878629607616">
          <table:table-cell table:style-name="Table3.A2" office:value-type="string">
            <text:p text:style-name="P47">Writing a playbook:</text:p>
            <text:p text:style-name="P47"/>
            <text:list xml:id="list945978427" text:style-name="L13">
              <text:list-item>
                <text:p text:style-name="P173">check if firewall is running</text:p>
              </text:list-item>
              <text:list-item>
                <text:p text:style-name="P173">check if selinux in enable</text:p>
              </text:list-item>
              <text:list-item>
                <text:p text:style-name="P173">disable or configure as accordingly</text:p>
              </text:list-item>
              <text:list-item>
                <text:p text:style-name="P173">check if bacula-fd is running:</text:p>
              </text:list-item>
              <text:list-item>
                <text:p text:style-name="P173">install if not.</text:p>
              </text:list-item>
            </text:list>
            <text:p text:style-name="P48"/>
            <text:p text:style-name="P36">service_facts, </text:p>
            <text:p text:style-name="P36">package_facts:</text:p>
            <text:p text:style-name="P49"/>
            <text:p text:style-name="P47"/>
            <text:p text:style-name="P47"/>
            <text:p text:style-name="P37">play - &gt; task - &gt; </text:p>
            <text:p text:style-name="P37"/>
            <text:p text:style-name="P47">---</text:p>
            <text:p text:style-name="P47"><text:s/>- hosts:</text:p>
            <text:p text:style-name="P47"><text:s text:c="4"/>tasks:</text:p>
            <text:p text:style-name="P47"><text:s text:c="4"/>-</text:p>
            <text:p text:style-name="P47"><text:s text:c="4"/>- </text:p>
            <text:p text:style-name="P47"/>
            <text:p text:style-name="P47"/>
            <text:p text:style-name="P47"/>
          </table:table-cell>
        </table:table-row>
        <table:table-row table:style-name="TableLine94878629608256">
          <table:table-cell table:style-name="Table3.A2" office:value-type="string">
            <text:p text:style-name="P93">Requested strict key checking: <text:s/><text:span text:style-name="T34">sss key issue. Need to remove the ssh key already entered in </text:span><text:span text:style-name="T35">/home /ansible / .ssh / known_hosts/ , </text:span></text:p>
            <text:p text:style-name="P96">- remove key already entered and add a new key.</text:p>
            <text:p text:style-name="P96"/>
            <text:p text:style-name="P96"/>
            <text:p text:style-name="P94">- <text:span text:style-name="T36">sudo password missing, </text:span><text:span text:style-name="T38">should supply password with envi variable (need to research on this)</text:span></text:p>
            <text:p text:style-name="P95">= edit visudoer file.</text:p>
            <text:p text:style-name="P94"/>
            <text:p text:style-name="P94"/>
            <text:p text:style-name="P94">- <text:span text:style-name="T37">could not access or find the file while copying file. : </text:span><text:span text:style-name="T38">should be made accessible users</text:span></text:p>
            <text:p text:style-name="P94"/>
            <text:p text:style-name="P94"/>
            <text:p text:style-name="P94"/>
            <text:p text:style-name="P94"/>
            <text:p text:style-name="P94"/>
          </table:table-cell>
        </table:table-row>
      </table:table>
      <text:p text:style-name="P19"/>
      <table:table table:name="Table4" table:style-name="Table4">
        <table:table-column table:style-name="Table4.A"/>
        <table:table-row table:style-name="TableLine94878629609216">
          <table:table-cell table:style-name="Table4.A1" office:value-type="string">
            <text:p text:style-name="P50">POSTGRESQL</text:p>
          </table:table-cell>
        </table:table-row>
        <table:table-row table:style-name="TableLine94878629646880">
          <table:table-cell table:style-name="Table4.A2" office:value-type="string">
            <text:h text:style-name="P4" text:outline-level="3">2. Install PostgreSQL on CentOS 7</text:h>
            <text:p text:style-name="P154"><text:soft-page-break/>It is simple to install PostgreSQL from CentOS 7 repositories. Start with the following command:</text:p>
            <text:p text:style-name="P9">sudo yum install postgresql-server postgresql-contrib</text:p>
            <text:p text:style-name="P154">This might take some time to complete.</text:p>
            <text:h text:style-name="P4" text:outline-level="3">3. Initialize the Database</text:h>
            <text:p text:style-name="P154">Once the installation is done, you can initialize the database using the below command:</text:p>
            <text:p text:style-name="P9">sudo postgresql-setup initdb</text:p>
            <text:h text:style-name="P4" text:outline-level="3">4. Start the Database</text:h>
            <text:p text:style-name="P154">After initializing the database, you can start the database using:</text:p>
            <text:p text:style-name="P9">sudo systemctl start postgresql</text:p>
            <text:h text:style-name="P4" text:outline-level="3">5. (Optional) Enable PostgreSQL</text:h>
            <text:p text:style-name="P154">This completes our database installation and initialization. If required you can configure PostgreSQL to start on every system reboot automatically.</text:p>
            <text:p text:style-name="P9">sudo systemctl enable postgresql</text:p>
            <text:p text:style-name="P72"/>
            <text:p text:style-name="P72">-<text:span text:style-name="T21">all postgres for remote access:</text:span></text:p>
            <text:p text:style-name="P51">in postgresql.conf</text:p>
            <text:p text:style-name="P72">- <text:span text:style-name="T21">edit listen_address = “ip” </text:span></text:p>
            <text:p text:style-name="P51">In pg_hba.conf.</text:p>
            <text:p text:style-name="P51">#for remote connection:</text:p>
            <text:p text:style-name="P51">- host all all ip trust</text:p>
            <text:p text:style-name="P72"/>
            <text:p text:style-name="P51">run automated script with user bacula:</text:p>
            <text:p text:style-name="P52">6) Create user in postgresql:</text:p>
            <text:p text:style-name="P52"><text:a xlink:type="simple" xlink:href="https://stackoverflow.com/questions/57975093/create-a-superuser-in-postgres" text:style-name="Internet_20_link" text:visited-style-name="Visited_20_Internet_20_Link">https://stackoverflow.com/questions/57975093/create-a-superuser-in-postgres</text:a></text:p>
            <text:p text:style-name="P52"/>
            <text:p text:style-name="P52">7) Create Database in postgresql:</text:p>
            <text:p text:style-name="P52">-</text:p>
          </table:table-cell>
        </table:table-row>
        <table:table-row table:style-name="TableLine94878629647936">
          <table:table-cell table:style-name="Table4.A2" office:value-type="string">
            <text:p text:style-name="P72"/>
            <text:p text:style-name="P72"/>
            <text:p text:style-name="P53">bacula-community @ 18</text:p>
            <text:p text:style-name="P53">then. </text:p>
            <text:p text:style-name="P53">Baculum, config-management,</text:p>
            <text:p text:style-name="P53"/>
            <text:p text:style-name="P54">verify job-running:</text:p>
            <text:p text:style-name="P55"/>
            <text:p text:style-name="P55">add cacti for backup.</text:p>
            <text:p text:style-name="P55"/>
            <text:p text:style-name="P55"/>
            <table:table table:name="Table13" table:style-name="Table13">
              <table:table-column table:style-name="Table13.A"/>
              <table:table-column table:style-name="Table13.B"/>
              <table:table-row table:style-name="TableLine94878629611216">
                <table:table-cell table:style-name="Table13.A1" office:value-type="string">
                  <text:p text:style-name="P111">Peer authentication failed with user bacula</text:p>
                </table:table-cell>
                <table:table-cell table:style-name="Table13.B1" office:value-type="string">
                  <text:p text:style-name="Table_20_Contents"/>
                </table:table-cell>
              </table:table-row>
              <table:table-row table:style-name="TableLine94878629641744">
                <table:table-cell table:style-name="Table13.A2" office:value-type="string">
                  <text:p text:style-name="Table_20_Contents"/>
                </table:table-cell>
                <table:table-cell table:style-name="Table13.B2" office:value-type="string">
                  <text:p text:style-name="Table_20_Contents"/>
                </table:table-cell>
              </table:table-row>
              <table:table-row table:style-name="TableLine94878629643024">
                <table:table-cell table:style-name="Table13.A2" office:value-type="string">
                  <text:p text:style-name="Table_20_Contents"><text:soft-page-break/></text:p>
                </table:table-cell>
                <table:table-cell table:style-name="Table13.B2" office:value-type="string">
                  <text:p text:style-name="Table_20_Contents"/>
                </table:table-cell>
              </table:table-row>
            </table:table>
            <text:p text:style-name="P55"/>
          </table:table-cell>
        </table:table-row>
        <table:table-row table:style-name="TableLine94878629648416">
          <table:table-cell table:style-name="Table4.A2" office:value-type="string">
            <text:p text:style-name="P56">Postgresql error:</text:p>
            <text:p text:style-name="P56"/>
            <text:p text:style-name="P38"><text:a xlink:type="simple" xlink:href="https://serverspace.io/support/help/install-bacula-with-postgresql-centos-8/" text:style-name="Internet_20_link" text:visited-style-name="Visited_20_Internet_20_Link">https://serverspace.io/support/help/install-bacula-with-postgresql-centos-8/</text:a></text:p>
            <text:p text:style-name="P38"/>
            <text:p text:style-name="P32">Error: 2, Message: Problem with connection to database. TdbConnection failed to establish DB connection. SQLSTATE[08006] [7] fatal: no pg_hba.conf entry for host “172.28.255.18” , user “bacula” , DATABASE “”bacula” , SSL off</text:p>
            <text:p text:style-name="P32"/>
          </table:table-cell>
        </table:table-row>
      </table:table>
      <text:p text:style-name="P19"/>
      <text:p text:style-name="P19"/>
      <table:table table:name="Table5" table:style-name="Table5">
        <table:table-column table:style-name="Table5.A"/>
        <table:table-row table:style-name="TableLine94878629649600">
          <table:table-cell table:style-name="Table5.A1" office:value-type="string">
            <text:p text:style-name="P57">#bck-03 = </text:p>
            <text:p text:style-name="P57">#bck = </text:p>
            <text:p text:style-name="P57">#bck02 = </text:p>
          </table:table-cell>
        </table:table-row>
        <table:table-row table:style-name="TableLine94878629653536">
          <table:table-cell table:style-name="Table5.A2" office:value-type="string">
            <text:p text:style-name="P39">#<text:span text:style-name="T5">make all folder as per the folder found;</text:span></text:p>
            <text:p text:style-name="P39"/>
            <text:p text:style-name="P40">find /home/sujan/Documents/ -maxdepth 2 -type d -exec mkdir -p "/home/sujan/Desktop/test/"{} \;</text:p>
            <text:p text:style-name="P40"/>
            <text:p text:style-name="P72"/>
            <text:p text:style-name="P72"/>
            <text:p text:style-name="P72"/>
            <text:p text:style-name="P72"/>
            <text:p text:style-name="P58">Bacula-community and baculum @ 172.28.255.18</text:p>
            <text:p text:style-name="P59">login: <text:s/>admin</text:p>
            <text:p text:style-name="P59">password: admin</text:p>
          </table:table-cell>
        </table:table-row>
        <table:table-row table:style-name="TableLine94878629663328">
          <table:table-cell table:style-name="Table5.A2" office:value-type="string">
            <text:p text:style-name="P60">Verify job:</text:p>
            <text:p text:style-name="P60">Here is an example where the Verify job uses the same schedule but different Messages than standard. Pool, Storage, and Schedule entries are up to you and have not been included; they are not remarkable. The important thing to note is that the Verify will perform a verify of the last backup of the job specified in the "VerifyJob" line.  Let me know if you have any questions.<text:line-break/><text:line-break/># Captures <text:line-break/>Job { <text:line-break/>  Name = "Captures" <text:line-break/>  Schedule = "SaturdayEvening" <text:line-break/>  Type = Backup <text:line-break/>  Client = captures <text:line-break/>  Level = Full <text:line-break/>  Storage = LTO-3 <text:line-break/>  FileSet = "Captures" <text:line-break/>  Messages = Standard <text:line-break/>  Pool = Captures <text:line-break/>  Write Bootstrap = "/var/spool/bacula/bootstrap/%c-%n-%i.bsr" <text:line-break/>  Priority = 40       # Low priority; this job can take a while to get done. <text:line-break/>  ClientRunBeforeJob = "/usr/local/bin/captures_stage" <text:line-break/>}<text:line-break/><text:line-break/># Verify <text:line-break/># The verifies run at a lower priority compared to the backup job. <text:line-break/><text:soft-page-break/>Job { <text:line-break/>  Name = "CapturesVerify" <text:line-break/>  VerifyJob = "Captures" <text:line-break/>  Schedule = "SaturdayEvening" <text:line-break/>  Type = Verify <text:line-break/>  Client = captures <text:line-break/>  Level = VolumeToCatalog <text:line-break/>  Storage = LTO-3 <text:line-break/>  Accurate = yes <text:line-break/>  FileSet = "Captures" <text:line-break/>  Messages = "Verify_Captures" <text:line-break/>  Pool = Captures <text:line-break/>  Write Bootstrap = "/var/spool/bacula/bootstrap/%c-%n-%i.bsr" <text:line-break/>  Priority = 41       # Low priority; this job can take a while to get done. <text:line-break/>  ClientRunAfterJob = "/usr/local/bin/captures_post_verify %c-%n-%i" <text:line-break/>}<text:line-break/><text:line-break/>#... FileSet ...................................................................................... <text:line-break/>FileSet { <text:line-break/>  Name = "Captures" <text:line-break/>  Include { <text:line-break/>    File = /mnt/captures/staging <text:line-break/>    Options { <text:line-break/>      signature = MD5 <text:line-break/>      noatime = yes <text:line-break/>      xattrsupport = yes <text:line-break/>      One FS = yes <text:line-break/>    } <text:line-break/>  } <text:line-break/>}<text:line-break/><text:line-break/># The Client name "captures" allows us to move this job from host to host. <text:line-break/>Client { <text:line-break/>  Name = captures <text:line-break/>  Address = [url=http://hostname.example.com]hostname.example.com[/url] <text:line-break/>  FDPort = 9102 <text:line-break/>  Catalog = MyCatalog <text:line-break/>  Password = "topseekrit"         # password for FileDaemon <text:line-break/>  File Retention = 2 months <text:line-break/>  Job Retention = 2 months <text:line-break/>  AutoPrune = yes                     # Prune expired Jobs/Files <text:line-break/>}<text:line-break/><text:line-break/># Message delivery for verify messages. <text:line-break/>Messages { <text:line-break/>  Name = Verify_Captures <text:line-break/>  mailcommand = "/usr/local/bin/my_smtp -h mailhub -f "(Bacula) &lt;backup &lt; at &gt; example.com ([email]backup &lt; at &gt; example.com[/email])&gt;" -s "Bacula: %t %e of %c %l" %r" <text:line-break/>  operatorcommand = "/usr/local/bin/my_smtp -h mailhub -f "(Bacula) &lt;backup &lt; at &gt; example.com ([email]backup &lt; at &gt; example.com[/email])&gt;" -s "Bacula: Intervention needed for %j" %r" <text:line-break/>  mail = it &lt; at &gt; example.com ([email]it &lt; at &gt; example.com[/email]) = all, !skipped <text:line-break/><text:soft-page-break/>  operator = it &lt; at &gt; example.com ([email]it &lt; at &gt; example.com[/email]) = mount <text:line-break/>  append = "/var/log/bacula/verify.log" = all, !skipped <text:line-break/>  catalog = all, !skipped, !saved <text:line-break/>}<text:line-break/><text:line-break/>[b]- Mike Schwager <text:line-break/>[/b] <text:line-break/>[b]  Linux Network Engineer, Mocho Trading LLC <text:line-break/>[/b] <text:line-break/>[b]  312-646-4783 Phone    312-637-0011 Cell    312-957-9804 Fax[/b]<text:line-break/><text:line-break/>On Thu, Sep 24, 2015 at 6:54 AM, Wanderlei Huttel &lt;wanderleihuttel &lt; at &gt; gmail.com ([email]wanderleihuttel &lt; at &gt; gmail.com[/email])&gt; wrote: <text:line-break/>[quote]Bacula manual is not so clear about Verify Jobs.<text:line-break/><text:line-break/>What is the best practice to implement verify jobs for any backup job ?<text:line-break/><text:line-break/>Can somebody show some example?<text:line-break/><text:line-break/>[/quote]<text:line-break/><text:line-break/>This message is for the named person(s) use only. It may contain confidential proprietary or legally privileged information. No confidentiality or privilege is waived or lost by any mistransmission. If you receive this message in error, please immediately delete it and all copies of it from your system, destroy any hard copies of it and notify the sender. You must not, directly or indirectly use, disclose, distribute, print, or copy any part of this message if you are not the intended recipient. Mocho Trading LLC reserves the right to monitor all e-mail communications through its networks. Any views expressed in this message are those of the individual sender, except where the message states otherwise and the sender is authorized to state them to be the views of any such entity. </text:p>
          </table:table-cell>
        </table:table-row>
        <table:table-row table:style-name="TableLine94878629663904">
          <table:table-cell table:style-name="Table5.A2" office:value-type="string">
            <text:p text:style-name="P72"/>
          </table:table-cell>
        </table:table-row>
        <table:table-row table:style-name="TableLine94878629664560">
          <table:table-cell table:style-name="Table5.A2" office:value-type="string">
            <text:p text:style-name="P61">437</text:p>
          </table:table-cell>
        </table:table-row>
      </table:table>
      <text:p text:style-name="P19"/>
      <text:p text:style-name="P19"/>
      <table:table table:name="Table6" table:style-name="Table6">
        <table:table-column table:style-name="Table6.A"/>
        <table:table-column table:style-name="Table6.B"/>
        <table:table-row table:style-name="TableLine94878629666032">
          <table:table-cell table:style-name="Table6.A1" office:value-type="string">
            <text:p text:style-name="P62">Issues </text:p>
          </table:table-cell>
          <table:table-cell table:style-name="Table6.B1" office:value-type="string">
            <text:p text:style-name="P62">resolution</text:p>
          </table:table-cell>
        </table:table-row>
        <table:table-row table:style-name="TableLine94878629698784">
          <table:table-cell table:style-name="Table6.A2" office:value-type="string">
            <text:p text:style-name="P62">Error Code: 1000</text:p>
            <text:p text:style-name="P62">Messages Intenal Error, Component Property “ PoolRecord.maxpoolbytes” not defined: </text:p>
            <text:p text:style-name="P62"/>
          </table:table-cell>
          <table:table-cell table:style-name="Table6.B2" office:value-type="string">
            <text:p text:style-name="P72">- <text:span text:style-name="T22">probably a bug @ baculum9, bug fixed @ baculum 11, </text:span></text:p>
            <text:p text:style-name="P62">so update baculum to 11,</text:p>
            <text:p text:style-name="P62"/>
          </table:table-cell>
        </table:table-row>
        <table:table-row table:style-name="TableLine94878629700176">
          <table:table-cell table:style-name="Table6.A2" office:value-type="string">
            <text:p text:style-name="P63">Cant run postgres create_database, create_table and grant_previleges codes lcoates at</text:p>
            <text:p text:style-name="P63">/ opt / bacula / bin / </text:p>
            <text:p text:style-name="P63"># </text:p>
          </table:table-cell>
          <table:table-cell table:style-name="Table6.B2" office:value-type="string">
            <text:p text:style-name="P63"># make user bacula in postgres</text:p>
            <text:p text:style-name="P63"># execute codes with bacula user.</text:p>
            <text:p text:style-name="P63"/>
            <text:p text:style-name="P64">Described @ enable postgres database above.</text:p>
            <text:p text:style-name="P64"/>
          </table:table-cell>
        </table:table-row>
        <table:table-row table:style-name="TableLine94878629700816">
          <table:table-cell table:style-name="Table6.A2" office:value-type="string">
            <text:h text:style-name="P1" text:outline-level="1">Prado\Exceptions\TTemplateException</text:h>
            <text:p text:style-name="P72"/>
            <text:p text:style-name="P72"/>
            <text:p text:style-name="P72"/>
            <text:p text:style-name="P72"/>
            <text:p text:style-name="P72"><text:soft-page-break/></text:p>
            <text:p text:style-name="P72"/>
            <text:p text:style-name="P72"/>
            <text:p text:style-name="P72"/>
          </table:table-cell>
          <table:table-cell table:style-name="Table6.B2" office:value-type="string">
            <text:p text:style-name="P13">Hello Jose and Elias,</text:p>
            <text:p text:style-name="P13"/>
            <text:p text:style-name="P13">Thanks for reporting this problem.</text:p>
            <text:p text:style-name="P13"/>
            <text:p text:style-name="P13">It happens only with old PHP &lt; 5.5 because in those versions empty()</text:p>
            <text:p text:style-name="P13">function doesn't support expressions. Usually CentOS 7 users can</text:p>
            <text:p text:style-name="P9"><text:soft-page-break/>experience this bug as in this distribution is PHP 5.4.</text:p>
            <text:p text:style-name="P72"/>
          </table:table-cell>
        </table:table-row>
        <table:table-row table:style-name="TableLine94878629701616">
          <table:table-cell table:style-name="Table6.A2" office:value-type="string">
            <text:p text:style-name="P65">Cant enable mbstring module for php:</text:p>
            <text:p text:style-name="P65"/>
          </table:table-cell>
          <table:table-cell table:style-name="Table6.B2" office:value-type="string">
            <text:p text:style-name="P91">Is always is enable state once installed, </text:p>
            <text:p text:style-name="P91"><text:span text:style-name="T31">#</text:span>yum install php-mbstring.</text:p>
            <text:p text:style-name="P91"/>
          </table:table-cell>
        </table:table-row>
        <table:table-row table:style-name="TableLine94878629702416">
          <table:table-cell table:style-name="Table6.A2" office:value-type="string">
            <text:p text:style-name="P65">TLS issue:, incompatible TLS version:</text:p>
          </table:table-cell>
          <table:table-cell table:style-name="Table6.B2" office:value-type="string">
            <text:p text:style-name="P72"/>
          </table:table-cell>
        </table:table-row>
      </table:table>
      <table:table table:name="Table7" table:style-name="Table7">
        <table:table-column table:style-name="Table7.A"/>
        <table:table-row table:style-name="TableLine94878629703088">
          <table:table-cell table:style-name="Table7.A1" office:value-type="string">
            <text:p text:style-name="P66">AT PRODUCTION:</text:p>
          </table:table-cell>
        </table:table-row>
        <table:table-row table:style-name="TableLine94878629939968">
          <table:table-cell table:style-name="Table7.A2" office:value-type="string">
            <text:p text:style-name="P67">1) requirements checked:</text:p>
            <text:list xml:id="list2980190575" text:style-name="L14">
              <text:list-item>
                <text:p text:style-name="P174">php higher than 5.4.3, : installed php 7.2</text:p>
              </text:list-item>
            </text:list>
            <text:p text:style-name="P67"><text:a xlink:type="simple" xlink:href="https://linuxconfig.org/how-to-install-or-upgrade-to-php-7-on-centos-linux-server" text:style-name="Internet_20_link" text:visited-style-name="Visited_20_Internet_20_Link">https://linuxconfig.org/how-to-install-or-upgrade-to-php-7-on-centos-linux-server</text:a></text:p>
            <text:p text:style-name="P67"/>
            <text:list xml:id="list131143676961918" text:continue-numbering="true" text:style-name="L14">
              <text:list-item>
                <text:p text:style-name="P174">checked curl , json module : php -i | grep &lt;module_name&gt;</text:p>
              </text:list-item>
            </text:list>
            <text:p text:style-name="P67"/>
            <text:list xml:id="list131142059566844" text:continue-numbering="true" text:style-name="L14">
              <text:list-item>
                <text:p text:style-name="P174">for mbstring: yum install php-mbstring, </text:p>
              </text:list-item>
            </text:list>
            <text:p text:style-name="P67"/>
            <text:p text:style-name="P67"/>
          </table:table-cell>
        </table:table-row>
        <table:table-row table:style-name="TableLine94878629940704">
          <table:table-cell table:style-name="Table7.A2" office:value-type="string">
            <text:p text:style-name="P67">2) installed bacula community with script</text:p>
            <text:list xml:id="list2238695654" text:style-name="L15">
              <text:list-item>
                <text:p text:style-name="P175">check services of bacula-dir, bacula-sd, bacula-fd, postgres</text:p>
              </text:list-item>
              <text:list-item>
                <text:p text:style-name="P175">configure for postgres in postgres.conf and pg_hba.conf @ /var / lib / pgsql / data /</text:p>
              </text:list-item>
              <text:list-item>
                <text:p text:style-name="P175">change running postgres @ ip not @ localhost:</text:p>
              </text:list-item>
            </text:list>
            <text:p text:style-name="P67"/>
          </table:table-cell>
        </table:table-row>
        <table:table-row table:style-name="TableLine94878629941184">
          <table:table-cell table:style-name="Table7.A2" office:value-type="string">
            <text:p text:style-name="P69"/>
            <text:p text:style-name="P68">clean production test:</text:p>
            <text:list xml:id="list3978312516" text:style-name="L16">
              <text:list-item>
                <text:p text:style-name="P176">.<text:span text:style-name="T23">18 : Director's</text:span></text:p>
              </text:list-item>
              <text:list-item>
                <text:p text:style-name="P176">.<text:span text:style-name="T23">17 : storage</text:span></text:p>
              </text:list-item>
              <text:list-item>
                <text:p text:style-name="P176">.<text:span text:style-name="T23">19 : file\</text:span></text:p>
              </text:list-item>
              <text:list-item>
                <text:p text:style-name="P177">backup error: authentication eror with FD password authentication filed:</text:p>
              </text:list-item>
              <text:list-item>
                <text:p text:style-name="P177"/>
              </text:list-item>
            </text:list>
            <text:p text:style-name="P69"/>
          </table:table-cell>
        </table:table-row>
        <table:table-row table:style-name="TableLine94878629941664">
          <table:table-cell table:style-name="Table7.A2" office:value-type="string">
            <text:p text:style-name="P70">1) requirements check</text:p>
            <text:p text:style-name="P70"/>
          </table:table-cell>
        </table:table-row>
        <table:table-row table:style-name="TableLine94878629942224">
          <table:table-cell table:style-name="Table7.A2" office:value-type="string">
            <text:p text:style-name="P70">2) install bacula.and configure postgres</text:p>
            <text:p text:style-name="P70"/>
            <text:p text:style-name="P70"/>
          </table:table-cell>
        </table:table-row>
        <table:table-row table:style-name="TableLine94878629942864">
          <table:table-cell table:style-name="Table7.A2" office:value-type="string">
            <text:p text:style-name="P70">3) run only bacula-dir @ </text:p>
            <text:p text:style-name="P71"/>
            <text:p text:style-name="P70"/>
          </table:table-cell>
        </table:table-row>
        <table:table-row table:style-name="TableLine94878629943504">
          <table:table-cell table:style-name="Table7.A2" office:value-type="string">
            <text:p text:style-name="P70">4) <text:s/>bacula-sd @ bck.</text:p>
            <text:p text:style-name="P73"/>
            <text:p text:style-name="P70"/>
            <text:p text:style-name="P70"/>
          </table:table-cell>
        </table:table-row>
        <table:table-row table:style-name="TableLine94878629944144">
          <table:table-cell table:style-name="Table7.A2" office:value-type="string">
            <text:p text:style-name="P73">#why and how is console{….} resources of director used.</text:p>
            <text:p text:style-name="P74">#</text:p>
            <text:p text:style-name="P73"/>
            <table:table table:name="Table8" table:style-name="Table8">
              <table:table-column table:style-name="Table8.A"/>
              <table:table-column table:style-name="Table8.B"/>
              <table:table-row table:style-name="TableLine94878629770048">
                <table:table-cell table:style-name="Table8.A1" table:number-columns-spanned="2" office:value-type="string">
                  <text:p text:style-name="P41">ISSUES</text:p>
                </table:table-cell>
                <table:covered-table-cell/>
              </table:table-row>
              <table:table-row table:style-name="TableLine94878629855104">
                <table:table-cell table:style-name="Table8.A2" office:value-type="string">
                  <text:p text:style-name="P75"><text:soft-page-break/>Waiting on appendable volume</text:p>
                </table:table-cell>
                <table:table-cell table:style-name="Table8.B2" office:value-type="string">
                  <text:p text:style-name="Table_20_Contents">- <text:span text:style-name="T29">no volume found to append, It generally occurs when I have limit the max <text:s/>number of volume write to one and max volume on a pool to 100. </text:span></text:p>
                  <text:p text:style-name="P90">with 100 volume already made and tested, bacula cant make further volume to write and throws no volume to append, </text:p>
                  <text:p text:style-name="P90">solution: increase no. of volume on pool</text:p>
                  <text:p text:style-name="P90"/>
                </table:table-cell>
              </table:table-row>
              <table:table-row table:style-name="TableLine94878629889024">
                <table:table-cell table:style-name="Table8.A2" office:value-type="string">
                  <text:p text:style-name="P75">Waiting on max Client Jobs</text:p>
                </table:table-cell>
                <table:table-cell table:style-name="Table8.B2" office:value-type="string">
                  <text:p text:style-name="Table_20_Contents"><text:span text:style-name="Strong_20_Emphasis">Maximum Concurrent Jobs = number</text:span></text:p>
                  <text:p text:style-name="P76"><text:span text:style-name="Strong_20_Emphasis"><text:span text:style-name="T24">on client resources</text:span></text:span></text:p>
                </table:table-cell>
              </table:table-row>
              <table:table-row table:style-name="TableLine94878629889664">
                <table:table-cell table:style-name="Table8.A2" office:value-type="string">
                  <text:p text:style-name="P77">Waiting on storage daemon</text:p>
                </table:table-cell>
                <table:table-cell table:style-name="Table8.B2" office:value-type="string">
                  <text:p text:style-name="Table_20_Contents">- <text:span text:style-name="T29">communication with storage daemon is blocked. Verify connectivity with telnet to port.</text:span></text:p>
                  <text:p text:style-name="P90">And troubleshoot.</text:p>
                  <text:p text:style-name="P90"/>
                </table:table-cell>
              </table:table-row>
              <table:table-row table:style-name="TableLine94878629890464">
                <table:table-cell table:style-name="Table8.A2" office:value-type="string">
                  <text:p text:style-name="List_20_Heading"><text:span text:style-name="Strong_20_Emphasis">Priority = number</text:span> </text:p>
                  <text:p text:style-name="List_20_Contents"><text:bookmark text:name="7730"/><text:bookmark text:name="7729"/>This directive permits you to control the order in which your jobs will be run by specifying a positive non-zero number. The higher the number, the lower the job priority. Assuming you are not running concurrent jobs, all queued jobs of priority 1 will run before queued jobs of priority 2 and so on, regardless of the original scheduling order. </text:p>
                </table:table-cell>
                <table:table-cell table:style-name="Table8.B2" office:value-type="string">
                  <text:p text:style-name="Table_20_Contents"/>
                </table:table-cell>
              </table:table-row>
              <table:table-row table:style-name="TableLine94878629891264">
                <table:table-cell table:style-name="Table8.A2" office:value-type="string">
                  <text:p text:style-name="P81">Restore is waiting mount request</text:p>
                  <text:p text:style-name="P81"/>
                </table:table-cell>
                <table:table-cell table:style-name="Table8.B2" office:value-type="string">
                  <text:p text:style-name="Table_20_Contents"/>
                </table:table-cell>
              </table:table-row>
              <table:table-row table:style-name="TableLine94878629892016">
                <table:table-cell table:style-name="Table8.A2" office:value-type="string">
                  <text:p text:style-name="P84">Volume unknown</text:p>
                  <text:p text:style-name="P84"/>
                </table:table-cell>
                <table:table-cell table:style-name="Table8.B2" office:value-type="string">
                  <text:p text:style-name="Table_20_Contents"/>
                </table:table-cell>
              </table:table-row>
              <table:table-row table:style-name="TableLine94878629892816">
                <table:table-cell table:style-name="Table8.A2" office:value-type="string">
                  <text:p text:style-name="P85">Restore error</text:p>
                  <text:p text:style-name="P85"/>
                  <text:p text:style-name="P85"/>
                </table:table-cell>
                <table:table-cell table:style-name="Table8.B2" office:value-type="string">
                  <text:p text:style-name="Table_20_Contents"/>
                </table:table-cell>
              </table:table-row>
              <table:table-row table:style-name="TableLine94878629893616">
                <table:table-cell table:style-name="Table8.A2" office:value-type="string">
                  <text:p text:style-name="P85">Backup error</text:p>
                  <text:p text:style-name="P85"/>
                  <text:p text:style-name="P85"/>
                </table:table-cell>
                <table:table-cell table:style-name="Table8.B2" office:value-type="string">
                  <text:p text:style-name="Table_20_Contents"/>
                </table:table-cell>
              </table:table-row>
              <table:table-row table:style-name="TableLine94878629894336">
                <table:table-cell table:style-name="Table8.A2" office:value-type="string">
                  <text:p text:style-name="P87">Media type</text:p>
                  <text:p text:style-name="P87"/>
                </table:table-cell>
                <table:table-cell table:style-name="Table8.B2" office:value-type="string">
                  <text:p text:style-name="Table_20_Contents"/>
                </table:table-cell>
              </table:table-row>
              <table:table-row table:style-name="TableLine94878629895136">
                <table:table-cell table:style-name="Table8.A2" office:value-type="string">
                  <text:p text:style-name="P87">Autochanger</text:p>
                  <text:p text:style-name="P87"/>
                  <text:p text:style-name="P87"/>
                </table:table-cell>
                <table:table-cell table:style-name="Table8.B2" office:value-type="string">
                  <text:p text:style-name="Table_20_Contents"/>
                </table:table-cell>
              </table:table-row>
              <table:table-row table:style-name="TableLine94878629895936">
                <table:table-cell table:style-name="Table8.A2" office:value-type="string">
                  <text:p text:style-name="P88">Waiting on max job jobs</text:p>
                  <text:p text:style-name="P88"/>
                  <text:p text:style-name="P88"/>
                </table:table-cell>
                <table:table-cell table:style-name="Table8.B2" office:value-type="string">
                  <text:p text:style-name="Table_20_Contents"/>
                </table:table-cell>
              </table:table-row>
              <table:table-row table:style-name="TableLine94878629896736">
                <table:table-cell table:style-name="Table8.A2" office:value-type="string">
                  <text:p text:style-name="P88">Waiting for higher priority job to finish</text:p>
                  <text:p text:style-name="P88"/>
                  <text:p text:style-name="P88"/>
                </table:table-cell>
                <table:table-cell table:style-name="Table8.B2" office:value-type="string">
                  <text:p text:style-name="Table_20_Contents"/>
                </table:table-cell>
              </table:table-row>
              <table:table-row table:style-name="TableLine94878629897536">
                <table:table-cell table:style-name="Table8.A2" office:value-type="string">
                  <text:p text:style-name="P89">Waiting for execution</text:p>
                </table:table-cell>
                <table:table-cell table:style-name="Table8.B2" office:value-type="string">
                  <text:p text:style-name="Preformatted_20_Text">This sounds like the bug that has been <text:soft-page-break/>discussed a few times over the </text:p>
                  <text:p text:style-name="Preformatted_20_Text">last month.</text:p>
                  <text:p text:style-name="Preformatted_20_Text"/>
                  <text:p text:style-name="Preformatted_20_Text">Do you have a correctly configured/running smtp server running on the box?</text:p>
                  <text:p text:style-name="Preformatted_20_Text"/>
                  <text:p text:style-name="Preformatted_20_Text">If not, this causes what you are seeing. Otherwise disable sending of </text:p>
                  <text:p text:style-name="P8">mail from bacula.</text:p>
                  <text:p text:style-name="Table_20_Contents"/>
                  <text:p text:style-name="Table_20_Contents"/>
                  <text:p text:style-name="Preformatted_20_Text">If you receive the mail, the problem isn't here <text:s/>:-), otherwise change</text:p>
                  <text:p text:style-name="Preformatted_20_Text">the config and restart the server</text:p>
                  <text:p text:style-name="Preformatted_20_Text">For me this work:</text:p>
                  <text:p text:style-name="Preformatted_20_Text"/>
                  <text:p text:style-name="Preformatted_20_Text"><text:s text:c="2"/>mailcommand = "bsmtp -h mail.sic-srl.it -f \"\(BACULA\)</text:p>
                  <text:p text:style-name="Preformatted_20_Text">bacula@...\" -s \"%t %e of %c %l\" %r"</text:p>
                  <text:p text:style-name="Preformatted_20_Text"><text:s text:c="2"/>operatorcommand = "bsmtp -h mail.sic-srl.it -f \"\(BACULA\)</text:p>
                  <text:p text:style-name="P8">bacula@...\" -s \"%t %e of %c %l\" %r"</text:p>
                  <text:p text:style-name="Table_20_Contents"/>
                </table:table-cell>
              </table:table-row>
              <table:table-row table:style-name="TableLine94878629898336">
                <table:table-cell table:style-name="Table8.A2" office:value-type="string">
                  <text:p text:style-name="Standard"><text:bookmark text:name="ctl0_Main_JobLog"/>Storage daemon didn't accept Device </text:p>
                  <text:p text:style-name="Standard"/>
                </table:table-cell>
                <table:table-cell table:style-name="Table8.B2" office:value-type="string">
                  <text:p text:style-name="P18">- <text:span text:style-name="T40">added a new autochanger to determine if bacula accept any other autochanger defination or not as “Test”</text:span></text:p>
                  <text:p text:style-name="P18">- <text:span text:style-name="T40">it did accept the autochanger</text:span></text:p>
                  <text:p text:style-name="P18">- <text:s/><text:span text:style-name="T40">then replace the with NagiosChanger1, it runs fine.</text:span></text:p>
                  <text:p text:style-name="P18">- <text:span text:style-name="T40">Still no logical reason why it was running at the first try.</text:span></text:p>
                  <text:p text:style-name="P18"/>
                </table:table-cell>
              </table:table-row>
              <table:table-row table:style-name="TableLine94878629899136">
                <table:table-cell table:style-name="Table8.A2" office:value-type="string">
                  <text:p text:style-name="Standard">Waiting on client</text:p>
                </table:table-cell>
                <table:table-cell table:style-name="Table8.B2" office:value-type="string">
                  <text:p text:style-name="Preformatted_20_Text">- <text:span text:style-name="T30">an error in communication with the client, verify it with telnet, and resolve the issue.</text:span></text:p>
                  <text:p text:style-name="Preformatted_20_Text">- <text:span text:style-name="T30">most probably the issue of firewall.</text:span></text:p>
                  <text:p text:style-name="Preformatted_20_Text"/>
                </table:table-cell>
              </table:table-row>
              <table:table-row table:style-name="TableLine94878629899936">
                <table:table-cell table:style-name="Table8.A2" office:value-type="string">
                  <text:p text:style-name="P15"><text:bookmark text:name="ctl0_Main_JobLog1"/>Device "NagiosChanger1" not in SD Device resources or no matching Media Type or is disabled</text:p>
                  <text:p text:style-name="P20"/>
                </table:table-cell>
                <table:table-cell table:style-name="Table8.B2" office:value-type="string">
                  <text:p text:style-name="Preformatted_20_Text">&gt; Storage {</text:p>
                  <text:p text:style-name="Preformatted_20_Text">&gt; <text:s text:c="2"/>Name = Repositorio_NAS</text:p>
                  <text:p text:style-name="Preformatted_20_Text">&gt; <text:s text:c="2"/>Address = 127.0.0.1</text:p>
                  <text:p text:style-name="Preformatted_20_Text"/>
                  <text:p text:style-name="Preformatted_20_Text">Not good. You should always put the real FQDN or IP address of</text:p>
                  <text:p text:style-name="P8">your SD here.</text:p>
                  <text:p text:style-name="Preformatted_20_Text">--------------------------------------</text:p>
                  <text:p text:style-name="Preformatted_20_Text"/>
                  <text:p text:style-name="P17">&gt; same media type in dir and storage</text:p>
                  <text:p text:style-name="P17">--------------------------------------</text:p>
                  <text:p text:style-name="P17"/>
                  <text:p text:style-name="Preformatted_20_Text"/>
                </table:table-cell>
              </table:table-row>
              <table:table-row table:style-name="TableLine94878629900736">
                <table:table-cell table:style-name="Table8.A2" office:value-type="string">
                  <text:p text:style-name="P16">Waiting for mount request</text:p>
                </table:table-cell>
                <table:table-cell table:style-name="Table8.B2" office:value-type="string">
                  <text:p text:style-name="Preformatted_20_Text"/>
                </table:table-cell>
              </table:table-row>
              <table:table-row table:style-name="TableLine94878629901536">
                <table:table-cell table:style-name="Table8.A2" office:value-type="string">
                  <text:p text:style-name="P62">Error Code: 1000</text:p>
                  <text:p text:style-name="P62">Messages Intenal Error, Component Property “ PoolRecord.maxpoolbytes” not defined: </text:p>
                  <text:p text:style-name="P62"><text:soft-page-break/></text:p>
                </table:table-cell>
                <table:table-cell table:style-name="Table8.B2" office:value-type="string">
                  <text:p text:style-name="P72">- <text:span text:style-name="T22">probably a bug @ baculum9, bug fixed @ baculum 11, </text:span></text:p>
                  <text:p text:style-name="P62">so update baculum to 11,</text:p>
                  <text:p text:style-name="P62"/>
                </table:table-cell>
              </table:table-row>
              <table:table-row table:style-name="TableLine94878629902336">
                <table:table-cell table:style-name="Table8.A2" office:value-type="string">
                  <text:p text:style-name="P63">Cant run postgres create_database, create_table and grant_previleges codes lcoates at</text:p>
                  <text:p text:style-name="P63">/ opt / bacula / bin / </text:p>
                  <text:p text:style-name="P63"># </text:p>
                </table:table-cell>
                <table:table-cell table:style-name="Table8.B2" office:value-type="string">
                  <text:p text:style-name="P63"># make user bacula in postgres</text:p>
                  <text:p text:style-name="P63"># execute codes with bacula user.</text:p>
                  <text:p text:style-name="P63"/>
                  <text:p text:style-name="P64">Described @ enable postgres database above.</text:p>
                  <text:p text:style-name="P64"/>
                </table:table-cell>
              </table:table-row>
              <table:table-row table:style-name="TableLine94878629903136">
                <table:table-cell table:style-name="Table8.A2" office:value-type="string">
                  <text:h text:style-name="P1" text:outline-level="1">Prado\Exceptions\TTemplateException</text:h>
                  <text:p text:style-name="P72"/>
                  <text:p text:style-name="P72"/>
                  <text:p text:style-name="P72"/>
                  <text:p text:style-name="P72"/>
                  <text:p text:style-name="P72"/>
                  <text:p text:style-name="P72"/>
                  <text:p text:style-name="P72"/>
                  <text:p text:style-name="P72"/>
                </table:table-cell>
                <table:table-cell table:style-name="Table8.B2" office:value-type="string">
                  <text:p text:style-name="P13">Hello Jose and Elias,</text:p>
                  <text:p text:style-name="P13"/>
                  <text:p text:style-name="P13">Thanks for reporting this problem.</text:p>
                  <text:p text:style-name="P13"/>
                  <text:p text:style-name="P13">It happens only with old PHP &lt; 5.5 because in those versions empty()</text:p>
                  <text:p text:style-name="P13">function doesn't support expressions. Usually CentOS 7 users can</text:p>
                  <text:p text:style-name="P9">experience this bug as in this distribution is PHP 5.4.</text:p>
                  <text:p text:style-name="P72"/>
                </table:table-cell>
              </table:table-row>
              <table:table-row table:style-name="TableLine94878629903968">
                <table:table-cell table:style-name="Table8.A2" office:value-type="string">
                  <text:p text:style-name="P65">Cant enable mbstring module for php:</text:p>
                  <text:p text:style-name="P65"/>
                </table:table-cell>
                <table:table-cell table:style-name="Table8.B2" office:value-type="string">
                  <text:p text:style-name="P91">Is always is enable state once installed, </text:p>
                  <text:p text:style-name="P91"><text:span text:style-name="T31">#</text:span>yum install php-mbstring.</text:p>
                  <text:p text:style-name="P91"/>
                </table:table-cell>
              </table:table-row>
              <table:table-row table:style-name="TableLine94878629904800">
                <table:table-cell table:style-name="Table8.A2" office:value-type="string">
                  <text:p text:style-name="P100">Cant restore without a bootstrap file:</text:p>
                </table:table-cell>
                <table:table-cell table:style-name="Table8.B2" office:value-type="string">
                  <text:p text:style-name="P91"/>
                </table:table-cell>
              </table:table-row>
              <table:table-row table:style-name="TableLine94878629905632">
                <table:table-cell table:style-name="Table8.A2" office:value-type="string">
                  <text:p text:style-name="P115">Message delivery error</text:p>
                </table:table-cell>
                <table:table-cell table:style-name="Table8.B2" office:value-type="string">
                  <text:p text:style-name="P91"/>
                </table:table-cell>
              </table:table-row>
              <table:table-row table:style-name="TableLine94878629906464">
                <table:table-cell table:style-name="Table8.A2" office:value-type="string">
                  <text:p text:style-name="P115">Terminating connection due to administrator commnad</text:p>
                </table:table-cell>
                <table:table-cell table:style-name="Table8.B2" office:value-type="string">
                  <text:p text:style-name="P91"/>
                </table:table-cell>
              </table:table-row>
              <table:table-row table:style-name="TableLine94878629907296">
                <table:table-cell table:style-name="Table8.A2" office:value-type="string">
                  <text:p text:style-name="P116">Unable to store data in database.</text:p>
                </table:table-cell>
                <table:table-cell table:style-name="Table8.B2" office:value-type="string">
                  <text:p text:style-name="P91"/>
                </table:table-cell>
              </table:table-row>
              <table:table-row table:style-name="TableLine94878629908128">
                <table:table-cell table:style-name="Table8.A2" office:value-type="string">
                  <text:p text:style-name="P117">Device is blocked</text:p>
                </table:table-cell>
                <table:table-cell table:style-name="Table8.B2" office:value-type="string">
                  <text:p text:style-name="P91">Device "FileStorage" (/media/sdb1/bacula) is not open. <text:line-break/>Device is BLOCKED waiting to create a volume for: <text:line-break/>Pool: Default <text:line-break/>Media type: File<text:line-break/><text:line-break/>What does it means?? <text:line-break/>[/quote] <text:line-break/>It means that there is no usable volume available, and so Bacula asks <text:line-break/>you to create a new one.</text:p>
                  <text:p text:style-name="P91"/>
                  <text:p text:style-name="P91"/>
                  <text:p text:style-name="P91">- <text:span text:style-name="T44">solve issue with bacula-sd restart.</text:span></text:p>
                  <text:p text:style-name="P91"/>
                </table:table-cell>
              </table:table-row>
              <table:table-row table:style-name="TableLine94878629908960">
                <table:table-cell table:style-name="Table8.A2" office:value-type="string">
                  <text:p text:style-name="P122">SD connection was lost / Director is unable to authenticate storage daemon.</text:p>
                </table:table-cell>
                <table:table-cell table:style-name="Table8.B2" office:value-type="string">
                  <text:p text:style-name="P91"/>
                </table:table-cell>
              </table:table-row>
              <table:table-row table:style-name="TableLine94878629909792">
                <table:table-cell table:style-name="Table8.B2" table:number-columns-spanned="2" office:value-type="string">
                  <text:p text:style-name="P104">RESTORE</text:p>
                </table:table-cell>
                <table:covered-table-cell/>
              </table:table-row>
              <table:table-row table:style-name="TableLine94878629911072">
                <table:table-cell table:style-name="Table8.A2" office:value-type="string">
                  <text:p text:style-name="P103">Waiting for mount requesr.</text:p>
                </table:table-cell>
                <table:table-cell table:style-name="Table8.B2" office:value-type="string">
                  <text:p text:style-name="P91"/>
                </table:table-cell>
              </table:table-row>
              <table:table-row table:style-name="TableLine94878629911824">
                <table:table-cell table:style-name="Table8.A2" office:value-type="string">
                  <text:p text:style-name="P105">Waiting for client to connect to storage:</text:p>
                </table:table-cell>
                <table:table-cell table:style-name="Table8.B2" office:value-type="string">
                  <text:p text:style-name="P91"/>
                </table:table-cell>
              </table:table-row>
              <table:table-row table:style-name="TableLine94878629912656">
                <table:table-cell table:style-name="Table8.A2" office:value-type="string">
                  <text:p text:style-name="P114">File size of restore file not correct</text:p>
                </table:table-cell>
                <table:table-cell table:style-name="Table8.B2" office:value-type="string">
                  <text:p text:style-name="P91"/>
                </table:table-cell>
              </table:table-row>
              <table:table-row table:style-name="TableLine94878629913488">
                <table:table-cell table:style-name="Table8.B2" table:number-columns-spanned="2" office:value-type="string">
                  <text:p text:style-name="P118"><text:soft-page-break/>Storages</text:p>
                </table:table-cell>
                <table:covered-table-cell/>
              </table:table-row>
              <table:table-row table:style-name="TableLine94878629914288">
                <table:table-cell table:style-name="Table8.A2" office:value-type="string">
                  <text:p text:style-name="P119">Logwatch end;</text:p>
                </table:table-cell>
                <table:table-cell table:style-name="Table8.B2" office:value-type="string">
                  <text:p text:style-name="P118"/>
                </table:table-cell>
              </table:table-row>
              <table:table-row table:style-name="TableLine94878629915040">
                <table:table-cell table:style-name="Table8.A2" office:value-type="string">
                  <text:p text:style-name="P120">Sock.c has error on call to client.</text:p>
                </table:table-cell>
                <table:table-cell table:style-name="Table8.B2" office:value-type="string">
                  <text:p text:style-name="P118"/>
                </table:table-cell>
              </table:table-row>
            </table:table>
            <text:p text:style-name="P73"/>
            <table:table table:name="Table10" table:style-name="Table10">
              <table:table-column table:style-name="Table10.A"/>
              <table:table-row table:style-name="TableLine94878629916144">
                <table:table-cell table:style-name="Table10.A1" office:value-type="string">
                  <text:p text:style-name="P99">Script for automatic script generation</text:p>
                  <text:p text:style-name="P99">- </text:p>
                  <text:p text:style-name="P99">-</text:p>
                </table:table-cell>
              </table:table-row>
              <table:table-row table:style-name="TableLine94878629929376">
                <table:table-cell table:style-name="Table10.A2" office:value-type="string">
                  <text:p text:style-name="P99">Ansible playbook for automatic mass deployments</text:p>
                  <text:p text:style-name="P99">- edit bacula-fd file</text:p>
                  <text:p text:style-name="P99">- Name of director</text:p>
                  <text:p text:style-name="P99">- Password to connect to client</text:p>
                  <text:p text:style-name="P99">- <text:span text:style-name="T39">FileDaemon Name to server name:</text:span></text:p>
                  <text:p text:style-name="P99">- FDAddress :</text:p>
                  <text:p text:style-name="P99">- Naming convention in all Name;</text:p>
                </table:table-cell>
              </table:table-row>
              <table:table-row table:style-name="TableLine94878629930592">
                <table:table-cell table:style-name="Table10.A2" office:value-type="string">
                  <text:p text:style-name="P99">Restores</text:p>
                  <text:p text:style-name="P99"/>
                </table:table-cell>
              </table:table-row>
              <table:table-row table:style-name="TableLine94878629930960">
                <table:table-cell table:style-name="Table10.A2" office:value-type="string">
                  <text:p text:style-name="P99"><text:s/></text:p>
                  <text:h text:style-name="P5" text:outline-level="3"><text:bookmark text:name="verify"/>Verify</text:h>
                  <text:p text:style-name="Text_20_body">Run a verify Job. In general, verify jobs permit you to compare the contents of the catalog to the file system, or to what was backed up. In addition, to verifying that a tape that was written can be read, you can also use verify as a sort of tripwire intrusion detection. </text:p>
                  <table:table table:name="Table11" table:style-name="Table11">
                    <table:table-column table:style-name="Table11.A"/>
                    <table:table-row table:style-name="TableLine94878629921232">
                      <table:table-cell table:style-name="Table11.A1" office:value-type="string">
                        <text:p text:style-name="Table_20_Contents"/>
                        <text:p text:style-name="Table_20_Contents"><text:a xlink:type="simple" xlink:href="https://sourceforge.net/p/bacula/mailman/bacula-users/thread/CADOApSCaNEkATDDtzPjNqpuwnUxNK6QqiYW%3Di%2BEjWDivVn%3DeSA%40mail.gmail.com/#msg34486824" text:style-name="Internet_20_link" text:visited-style-name="Visited_20_Internet_20_Link">https://sourceforge.net/p/bacula/mailman/bacula-users/thread/CADOApSCaNEkATDDtzPjNqpuwnUxNK6QqiYW%3Di%2BEjWDivVn%3DeSA%40mail.gmail.com/#msg34486824</text:a></text:p>
                        <text:p text:style-name="Table_20_Contents"/>
                        <text:p text:style-name="Table_20_Contents"/>
                      </table:table-cell>
                    </table:table-row>
                    <table:table-row table:style-name="TableLine94878629927008">
                      <table:table-cell table:style-name="Table11.A2" office:value-type="string">
                        <text:p text:style-name="Table_20_Contents"/>
                      </table:table-cell>
                    </table:table-row>
                  </table:table>
                  <text:p text:style-name="Text_20_body"/>
                  <text:h text:style-name="Heading_20_3" text:outline-level="3"><text:bookmark text:name="admin"/>Admin</text:h>
                  <text:p text:style-name="Text_20_body">Run an admin Job. An Admin job can be used to periodically run catalog pruning, if you do not want to do it at the end of each Backup Job. Although an Admin job is recorded in the catalog, very little data is saved. </text:p>
                  <text:p text:style-name="P99"/>
                </table:table-cell>
              </table:table-row>
            </table:table>
            <text:p text:style-name="P73"/>
            <text:p text:style-name="P73"/>
            <text:p text:style-name="P14">I want to configure bacula as follows: schedule starts all 20 jobs, but </text:p>
            <text:p text:style-name="Preformatted_20_Text">not more, than 10 simultaneously (storage job limit) can be in running </text:p>
            <text:p text:style-name="Preformatted_20_Text">state. And if one job finish work, then next job goes in runnig state.</text:p>
            <text:p text:style-name="Preformatted_20_Text">I hope I'm clearly outlined the basic idea - I do not quite understand </text:p>
            <text:p text:style-name="P8">the English language :)</text:p>
            <text:p text:style-name="P73"/>
            <text:p text:style-name="P73"/>
            <text:p text:style-name="P73"><text:soft-page-break/></text:p>
            <text:p text:style-name="P73"/>
          </table:table-cell>
        </table:table-row>
        <table:table-row table:style-name="TableLine94878629944704">
          <table:table-cell table:style-name="Table7.A2" office:value-type="string">
            <text:p text:style-name="P78">#cacti-lnet-02 <text:span text:style-name="T25">= </text:span></text:p>
            <text:p text:style-name="P78">#cacti-enterprise-01 <text:s/><text:span text:style-name="T25">= </text:span></text:p>
            <text:p text:style-name="P79"># </text:p>
          </table:table-cell>
        </table:table-row>
        <table:table-row table:style-name="TableLine94878629945264">
          <table:table-cell table:style-name="Table7.A2" office:value-type="string">
            <text:p text:style-name="P80">Why make autochanger instead of storage:</text:p>
            <text:p text:style-name="P80">- <text:span text:style-name="T27">mimics the hardware version of autochanger, which automatically changes the volume to write resulting in multiple simultanous writes.</text:span></text:p>
            <text:p text:style-name="P80"/>
            <text:p text:style-name="P80"/>
            <text:p text:style-name="P80"/>
          </table:table-cell>
        </table:table-row>
        <table:table-row table:style-name="TableLine94878629945904">
          <table:table-cell table:style-name="Table7.A2" office:value-type="string">
            <text:p text:style-name="P80"><text:span text:style-name="Source_20_Text">yum localinstall /path/to/file.rpm</text:span></text:p>
          </table:table-cell>
        </table:table-row>
        <table:table-row table:style-name="TableLine94878629945904">
          <table:table-cell table:style-name="Table7.A2" office:value-type="string">
            <text:p text:style-name="P80">.<text:span text:style-name="T46">traceback file bacula:</text:span></text:p>
            <text:p text:style-name="P80"/>
          </table:table-cell>
        </table:table-row>
      </table:table>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5T22:19:43.641780710</meta:creation-date>
    <dc:date>2022-01-13T13:11:41.304953623</dc:date>
    <meta:editing-duration>P4DT6H57M25S</meta:editing-duration>
    <meta:editing-cycles>75</meta:editing-cycles>
    <meta:generator>LibreOffice/6.4.7.2$Linux_X86_64 LibreOffice_project/40$Build-2</meta:generator>
    <meta:document-statistic meta:table-count="15" meta:image-count="0" meta:object-count="0" meta:page-count="22" meta:paragraph-count="545" meta:word-count="4152" meta:character-count="26884" meta:non-whitespace-character-count="22906"/>
  </office:meta>
</office:document-meta>
</file>